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500000002D08BDAFB1A755DF7DB.png" manifest:media-type="image/png"/>
  <manifest:file-entry manifest:full-path="Pictures/TablePreview1.svm" manifest:media-type=""/>
  <manifest:file-entry manifest:full-path="Pictures/1000020100000500000002D04339F9798330203D.png" manifest:media-type="image/png"/>
  <manifest:file-entry manifest:full-path="Pictures/TablePreview6.svm" manifest:media-type=""/>
  <manifest:file-entry manifest:full-path="Pictures/1000020100000500000002D0F6C98956831C40C6.png" manifest:media-type="image/png"/>
  <manifest:file-entry manifest:full-path="Pictures/1000020100000500000002D0640FD83D3EC323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Arial1" svg:font-family="Arial" style:font-family-generic="swiss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0.713cm"/>
    </style:style>
    <style:style style:name="gr2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5" style:family="graphic" style:parent-style-name="standard">
      <style:graphic-properties svg:stroke-width="0.051cm" svg:stroke-color="#cc0000" draw:marker-start-width="0.276cm" draw:marker-end-width="0.276cm" draw:fill-color="#ffff66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cc0000" draw:marker-start-width="0.276cm" draw:marker-end-width="0.276cm" draw:fill-color="#ffff66" draw:fit-to-size="false" draw:fit-to-contour="true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cfe7f5" draw:textarea-vertical-align="middle" fo:min-height="5.452cm"/>
    </style:style>
    <style:style style:name="gr8" style:family="graphic" style:parent-style-name="objectwithoutfill">
      <style:graphic-properties svg:stroke-color="#111111" draw:marker-end="Arrow" draw:fill="none"/>
    </style:style>
    <style:style style:name="gr9" style:family="graphic" style:parent-style-name="standard">
      <style:graphic-properties draw:stroke="none" svg:stroke-color="#111111" draw:marker-end="Arrow" draw:fill="solid" draw:fill-color="#cfe7f5" draw:textarea-vertical-align="middle" fo:min-height="5.487cm"/>
    </style:style>
    <style:style style:name="pr1" style:family="presentation" style:parent-style-name="Bubbles-title">
      <style:graphic-properties fo:min-height="2.16cm"/>
    </style:style>
    <style:style style:name="pr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3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4" style:family="presentation" style:parent-style-name="Bubbles-notes">
      <style:graphic-properties draw:fill-color="#ffffff" draw:auto-grow-height="true" fo:min-height="12.572cm"/>
    </style:style>
    <style:style style:name="pr5" style:family="presentation" style:parent-style-name="Bubbles-title">
      <style:graphic-properties draw:auto-grow-height="true" fo:min-height="13.838cm"/>
    </style:style>
    <style:style style:name="pr6" style:family="presentation" style:parent-style-name="Bubbles-subtitle" style:list-style-name="L1">
      <style:graphic-properties draw:fill-color="#ffffff" draw:textarea-vertical-align="top" draw:auto-grow-height="true" fo:min-height="10.045cm"/>
    </style:style>
    <style:style style:name="pr7" style:family="presentation" style:parent-style-name="Bubbles-subtitle" style:list-style-name="L3">
      <style:graphic-properties draw:fill-color="#ffffff" draw:textarea-vertical-align="top" draw:auto-grow-height="true" fo:min-height="11.959cm"/>
    </style:style>
    <style:style style:name="pr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1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11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1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13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1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15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1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17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1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19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2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21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2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23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2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25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2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27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2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29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3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31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3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33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3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2.497cm"/>
    </style:style>
    <style:style style:name="pr35" style:family="presentation" style:parent-style-name="Bubbles-subtitle" style:list-style-name="L1">
      <style:graphic-properties draw:stroke="solid" svg:stroke-width="0.051cm" svg:stroke-color="#808080" draw:marker-start-width="0.276cm" draw:marker-end-width="0.276cm" draw:fill="solid" draw:fill-color="#cccccc" draw:textarea-horizontal-align="justify" draw:textarea-vertical-align="top" draw:auto-grow-height="true" fo:min-height="10.118cm" fo:padding-top="0.025cm" fo:padding-bottom="0.025cm" fo:padding-left="0.025cm" fo:padding-right="0.025cm"/>
    </style:style>
    <style:style style:name="pr36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7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8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39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40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41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42" style:family="presentation" style:parent-style-name="Bubbles-subtitle" style:list-style-name="L1">
      <style:graphic-properties draw:fill-color="#ffffff" draw:textarea-horizontal-align="justify" draw:textarea-vertical-align="top" draw:auto-grow-height="true" fo:min-height="3.583cm"/>
    </style:style>
    <style:style style:name="pr43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768cm"/>
    </style:style>
    <style:style style:name="pr44" style:family="presentation" style:parent-style-name="Bubbles-subtitle" style:list-style-name="L1">
      <style:graphic-properties draw:fill-color="#ffffff" draw:textarea-horizontal-align="justify" draw:textarea-vertical-align="top" draw:auto-grow-height="true" fo:min-height="10.768cm"/>
    </style:style>
    <style:style style:name="pr45" style:family="presentation" style:parent-style-name="Bubbles-subtitle" style:list-style-name="L3">
      <style:graphic-properties draw:fill-color="#ffffff" draw:textarea-vertical-align="top" draw:auto-grow-height="true" fo:min-height="11.657cm"/>
    </style:style>
    <style:style style:name="co1" style:family="table-column">
      <style:table-column-properties style:column-width="9.986cm" style:use-optimal-column-width="false"/>
    </style:style>
    <style:style style:name="co2" style:family="table-column">
      <style:table-column-properties style:column-width="9.992cm" style:use-optimal-column-width="false"/>
    </style:style>
    <style:style style:name="ro1" style:family="table-row">
      <style:table-row-properties style:row-height="1.488cm"/>
    </style:style>
    <style:style style:name="ro2" style:family="table-row">
      <style:table-row-properties style:row-height="7.325cm"/>
    </style:style>
    <style:style style:name="ce1" style:family="table-cell">
      <loext:graphic-properties draw:fill-color="#ccff99"/>
    </style:style>
    <style:style style:name="ce2" style:family="table-cell">
      <loext:graphic-properties draw:fill-color="#e6e6ff"/>
    </style:style>
    <style:style style:name="ce3" style:family="table-cell">
      <loext:graphic-properties draw:fill-color="#ccff99"/>
      <style:text-properties style:font-name="DejaVu Sans Mono" fo:font-size="10pt" style:font-size-asian="10pt" style:font-size-complex="10pt"/>
    </style:style>
    <style:style style:name="ce4" style:family="table-cell">
      <loext:graphic-properties draw:fill-color="#e6e6ff"/>
      <style:text-properties style:font-name="DejaVu Sans Mono" fo:font-size="10pt" style:font-size-asian="10pt" style:font-size-complex="1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ff9999" style:font-name="Anaktoria" fo:font-size="32pt" fo:background-color="transparent" style:font-size-asian="40pt" style:font-size-complex="40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text-align="start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fo:text-align="start"/>
      <style:text-properties style:font-name="Ubuntu3" fo:font-size="18pt" style:font-size-asian="18pt" style:font-size-complex="18pt"/>
    </style:style>
    <style:style style:name="P7" style:family="paragraph">
      <style:paragraph-properties fo:text-align="end"/>
      <style:text-properties fo:font-size="7.5pt"/>
    </style:style>
    <style:style style:name="P8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9" style:family="paragraph">
      <style:paragraph-properties fo:text-align="start"/>
      <style:text-properties style:font-name="DejaVu Sans Mono" fo:font-size="20pt" style:font-size-asian="20pt" style:font-size-complex="20pt"/>
    </style:style>
    <style:style style:name="P10" style:family="paragraph">
      <loext:graphic-properties draw:fill="solid" draw:fill-color="#cccccc"/>
      <style:paragraph-properties fo:text-align="start"/>
      <style:text-properties style:font-name="DejaVu Sans Mono" fo:font-size="20pt" style:font-size-asian="20pt" style:font-size-complex="2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fo:color="#333333" style:font-name="Anaktoria" fo:font-size="80pt" style:font-size-asian="80pt" style:font-size-complex="80pt"/>
    </style:style>
    <style:style style:name="P1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14" style:family="paragraph">
      <loext:graphic-properties draw:fill-color="#ffffff"/>
    </style:style>
    <style:style style:name="P1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color="#ff9999" style:font-name="Anaktoria" fo:font-size="32pt" fo:background-color="transparent" style:font-size-asian="40pt" style:font-size-complex="40pt"/>
    </style:style>
    <style:style style:name="P18" style:family="paragraph">
      <style:text-properties fo:color="#ff9999" style:font-name="Anaktoria" fo:font-size="32pt" fo:background-color="transparent" style:font-size-asian="40pt" style:font-size-complex="40pt"/>
    </style:style>
    <style:style style:name="P19" style:family="paragraph">
      <style:paragraph-properties fo:text-align="start"/>
      <style:text-properties fo:font-size="16pt"/>
    </style:style>
    <style:style style:name="P20" style:family="paragraph">
      <loext:graphic-properties draw:fill-color="#ffffff"/>
      <style:paragraph-properties fo:text-align="start"/>
      <style:text-properties style:font-name="Ubuntu3" fo:font-size="16pt" style:font-size-asian="22pt" style:font-size-complex="22pt"/>
    </style:style>
    <style:style style:name="P21" style:family="paragraph"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22" style:family="paragraph">
      <loext:graphic-properties draw:fill-color="#ffffff"/>
      <style:paragraph-properties fo:text-align="start"/>
      <style:text-properties style:font-name="Ubuntu3" fo:font-size="18pt" fo:font-weight="normal" style:font-size-asian="18pt" style:font-weight-asian="normal" style:font-size-complex="18pt" style:font-weight-complex="normal"/>
    </style:style>
    <style:style style:name="P23" style:family="paragraph">
      <style:text-properties style:font-name="DejaVu Sans Mono" fo:font-size="10pt" style:font-size-asian="10pt" style:font-size-complex="10pt"/>
    </style:style>
    <style:style style:name="P24" style:family="paragraph">
      <loext:graphic-properties draw:fill-color="#ffff66"/>
      <style:paragraph-properties fo:text-align="center"/>
    </style:style>
    <style:style style:name="P25" style:family="paragraph">
      <loext:graphic-properties draw:fill="solid" draw:fill-color="#cfe7f5"/>
      <style:paragraph-properties fo:text-align="start"/>
    </style:style>
    <style:style style:name="P26" style:family="paragraph">
      <loext:graphic-properties draw:fill="none"/>
      <style:paragraph-properties fo:text-align="start"/>
    </style:style>
    <style:style style:name="P27" style:family="paragraph">
      <loext:graphic-properties draw:fill="solid" draw:fill-color="#cfe7f5"/>
      <style:paragraph-properties fo:text-align="start"/>
      <style:text-properties style:font-name="DejaVu Sans Mono" fo:font-size="10pt" style:font-size-asian="10pt" style:font-size-complex="10pt"/>
    </style:style>
    <style:style style:name="T1" style:family="text">
      <style:text-properties fo:color="#ff9999" style:font-name="Anaktoria" fo:font-size="48pt" fo:background-color="transparent" style:font-size-asian="66pt" style:font-size-complex="66pt"/>
    </style:style>
    <style:style style:name="T2" style:family="text">
      <style:text-properties fo:font-size="18pt"/>
    </style:style>
    <style:style style:name="T3" style:family="text">
      <style:text-properties style:font-name="Ubuntu3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Ubuntu3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6" style:family="text">
      <style:text-properties style:font-name="DejaVu Sans Mono" fo:font-size="20pt" style:font-size-asian="20pt" style:font-size-complex="20pt"/>
    </style:style>
    <style:style style:name="T7" style:family="text">
      <style:text-properties style:font-name="DejaVu Sans Mono" fo:font-size="20pt" fo:background-color="#ffff00" style:font-size-asian="20pt" style:font-size-complex="20pt"/>
    </style:style>
    <style:style style:name="T8" style:family="text">
      <style:text-properties fo:color="#333333" style:font-name="Anaktoria" fo:font-size="88pt" style:font-size-asian="88pt" style:font-size-complex="88pt"/>
    </style:style>
    <style:style style:name="T9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10" style:family="text">
      <style:text-properties style:font-name="Ubuntu3" fo:font-size="32pt" style:font-size-asian="32pt" style:font-size-complex="32pt"/>
    </style:style>
    <style:style style:name="T11" style:family="text">
      <style:text-properties style:font-name="Ubuntu3" fo:font-size="36pt" style:font-size-asian="36pt" style:font-size-complex="36pt"/>
    </style:style>
    <style:style style:name="T12" style:family="text">
      <style:text-properties style:font-name="Ubuntu3" fo:font-size="44pt" style:font-size-asian="44pt" style:font-size-complex="44pt"/>
    </style:style>
    <style:style style:name="T13" style:family="text">
      <style:text-properties style:font-name="Ubuntu3" fo:font-size="26pt" style:font-size-asian="26pt" style:font-size-complex="26pt"/>
    </style:style>
    <style:style style:name="T14" style:family="text">
      <style:text-properties style:font-name="Ubuntu3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Ubuntu3" fo:font-size="26pt" fo:font-weight="normal" style:font-size-asian="26pt" style:font-weight-asian="normal" style:font-size-complex="26pt" style:font-weight-complex="normal"/>
    </style:style>
    <style:style style:name="T16" style:family="text">
      <style:text-properties style:font-name="Ubuntu3" fo:font-size="18pt" style:font-size-asian="18pt" style:font-size-complex="18pt"/>
    </style:style>
    <style:style style:name="T17" style:family="text">
      <style:text-properties style:font-name="DejaVu Sans Mono" fo:font-size="20pt" fo:background-color="transparent" style:font-size-asian="20pt" style:font-size-complex="20pt"/>
    </style:style>
    <style:style style:name="T18" style:family="text">
      <style:text-properties style:font-name="DejaVu Sans Mono" fo:font-size="10pt" style:font-size-asian="10pt" style:font-size-complex="1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style:font-name="Ubuntu3" fo:font-size="26pt" fo:font-style="italic" style:font-size-asian="26pt" style:font-style-asian="italic" style:font-size-complex="26pt" style:font-style-complex="italic"/>
    </style:style>
    <style:style style:name="T21" style:family="text">
      <style:text-properties fo:font-size="14pt" fo:font-style="italic" style:font-size-asian="14pt" style:font-style-asian="italic" style:font-size-complex="14pt" style:font-style-complex="italic"/>
    </style:style>
    <style:style style:name="T22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We </text:span><text:span text:style-name="T4">hav</text:span><text:span text:style-name="T4">e </text:span><text:span text:style-name="T4">trav</text:span><text:span text:style-name="T4">erse</text:span><text:span text:style-name="T4">d as </text:span><text:span text:style-name="T4">dee</text:span><text:span text:style-name="T4">p </text:span><text:span text:style-name="T4">into </text:span><text:span text:style-name="T3">sub</text:span><text:span text:style-name="T3">fold</text:span><text:span text:style-name="T3">er1</text:span><text:span text:style-name="T4"> </text:span><text:span text:style-name="T4">and </text:span><text:span text:style-name="T3">sub</text:span><text:span text:style-name="T3">fold</text:span><text:span text:style-name="T3">er1</text:span><text:span text:style-name="T3">A</text:span><text:span text:style-name="T4"> as </text:span><text:span text:style-name="T4">is </text:span><text:span text:style-name="T4">pos</text:span><text:span text:style-name="T4">sibl</text:span><text:span text:style-name="T4">e, </text:span><text:span text:style-name="T4">so </text:span><text:span text:style-name="T4">now </text:span><text:span text:style-name="T4">we </text:span><text:span text:style-name="T4">nee</text:span><text:span text:style-name="T4">d to </text:span><text:span text:style-name="T4">ter</text:span><text:span text:style-name="T4">min</text:span><text:span text:style-name="T4">ate </text:span><text:span text:style-name="T4">and </text:span><text:span text:style-name="T4">begi</text:span><text:span text:style-name="T4">n </text:span><text:span text:style-name="T4">retu</text:span><text:span text:style-name="T4">rnin</text:span><text:span text:style-name="T4">g </text:span><text:span text:style-name="T4">fro</text:span><text:span text:style-name="T4">m </text:span><text:span text:style-name="T4">the </text:span><text:span text:style-name="T4">recu</text:span><text:span text:style-name="T4">rsed </text:span><text:span text:style-name="T4">subf</text:span><text:span text:style-name="T4">olde</text:span><text:span text:style-name="T4">r.</text:span></text:p>
            <text:p text:style-name="P5"><text:span text:style-name="T4"/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</text:span><text:span text:style-name="T3">s </text:span><text:span text:style-name="T3">“no</text:span><text:span text:style-name="T3">t </text:span><text:span text:style-name="T3">fou</text:span><text:span text:style-name="T3">nd”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3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7">f</text:span><text:span text:style-name="T7">i</text:span><text:span text:style-name="T7">l</text:span><text:span text:style-name="T7">e</text:span><text:span text:style-name="T7">F</text:span><text:span text:style-name="T7">.</text:span><text:span text:style-name="T7">t</text:span><text:span text:style-name="T7">x</text:span><text:span text:style-name="T7">t</text:span></text:p>
                          </text:list-item>
                          <text:list-item>
                            <text:p text:style-name="P9"><text:span text:style-name="T7">f</text:span><text:span text:style-name="T7">i</text:span><text:span text:style-name="T7">l</text:span><text:span text:style-name="T7">e</text:span><text:span text:style-name="T7">G</text:span><text:span text:style-name="T7">.</text:span><text:span text:style-name="T7">t</text:span><text:span text:style-name="T7">x</text:span><text:span text:style-name="T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5" draw:text-style-name="P12" draw:layer="layout" svg:width="25.691cm" svg:height="13.838cm" svg:x="1.085cm" svg:y="1.032cm" presentation:class="title" presentation:user-transformed="true">
          <draw:text-box>
            <text:p><text:span text:style-name="T8">I</text:span><text:span text:style-name="T8">n</text:span><text:span text:style-name="T8">t</text:span><text:span text:style-name="T8">r</text:span><text:span text:style-name="T8">o </text:span><text:span text:style-name="T8">t</text:span><text:span text:style-name="T8">o 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o</text:span><text:span text:style-name="T8">n</text:span></text:p>
          </draw:text-box>
        </draw:frame>
        <draw:frame draw:style-name="gr4" draw:text-style-name="P13" draw:layer="layout" svg:width="8.393cm" svg:height="0.569cm" svg:x="0.045cm" svg:y="15.241cm">
          <draw:text-box>
            <text:p text:style-name="P1"><text:span text:style-name="T9">Written by </text:span><text:span text:style-name="T9">Rachel J. </text:span><text:span text:style-name="T9">Morris, </text:span><text:span text:style-name="T9">last </text:span><text:span text:style-name="T9">updated </text:span><text:span text:style-name="T9"><text:date style:data-style-name="D5" text:date-value="2018-01-24">Jan 24, 2018</text:date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Bubbles" presentation:presentation-page-layout-name="AL1T0">
        <office:forms form:automatic-focus="false" form:apply-design-mode="false"/>
        <draw:frame presentation:style-name="pr6" draw:text-style-name="P15" draw:layer="layout" svg:width="21.242cm" svg:height="10.262cm" svg:x="3.754cm" svg:y="2.975cm">
          <draw:text-box>
            <text:p text:style-name="P1"><text:span text:style-name="T10">R</text:span><text:span text:style-name="T10">ec</text:span><text:span text:style-name="T10">ur</text:span><text:span text:style-name="T10">si</text:span><text:span text:style-name="T10">o</text:span><text:span text:style-name="T10">n </text:span><text:span text:style-name="T10">is </text:span><text:span text:style-name="T10">an</text:span><text:span text:style-name="T10">ot</text:span><text:span text:style-name="T10">he</text:span><text:span text:style-name="T10">r </text:span><text:span text:style-name="T10">w</text:span><text:span text:style-name="T10">ay </text:span><text:span text:style-name="T10">to </text:span><text:span text:style-name="T10">so</text:span><text:span text:style-name="T10">lv</text:span><text:span text:style-name="T10">e </text:span><text:span text:style-name="T10">pr</text:span><text:span text:style-name="T10">o</text:span><text:span text:style-name="T10">bl</text:span><text:span text:style-name="T10">e</text:span><text:span text:style-name="T10">m</text:span><text:span text:style-name="T10">s. </text:span><text:span text:style-name="T10">Th</text:span><text:span text:style-name="T10">e </text:span><text:span text:style-name="T10">ge</text:span><text:span text:style-name="T10">ne</text:span><text:span text:style-name="T10">ra</text:span><text:span text:style-name="T10">l </text:span><text:span text:style-name="T10">id</text:span><text:span text:style-name="T10">ea </text:span><text:span text:style-name="T10">is </text:span><text:span text:style-name="T10">to </text:span><text:span text:style-name="T10">ta</text:span><text:span text:style-name="T10">ke </text:span><text:span text:style-name="T10">a </text:span><text:span text:style-name="T10">ta</text:span><text:span text:style-name="T10">sk </text:span><text:span text:style-name="T10">th</text:span><text:span text:style-name="T10">at </text:span><text:span text:style-name="T10">ne</text:span><text:span text:style-name="T10">ed</text:span><text:span text:style-name="T10">s </text:span><text:span text:style-name="T10">to </text:span><text:span text:style-name="T10">be </text:span><text:span text:style-name="T10">d</text:span><text:span text:style-name="T10">o</text:span><text:span text:style-name="T10">ne </text:span><text:span text:style-name="T10">an</text:span><text:span text:style-name="T10">d </text:span><text:span text:style-name="T10">br</text:span><text:span text:style-name="T10">ea</text:span><text:span text:style-name="T10">k </text:span><text:span text:style-name="T10">it </text:span><text:span text:style-name="T10">in</text:span><text:span text:style-name="T10">to </text:span><text:span text:style-name="T10">s</text:span><text:span text:style-name="T10">m</text:span><text:span text:style-name="T10">all</text:span><text:span text:style-name="T10">er, </text:span><text:span text:style-name="T10">id</text:span><text:span text:style-name="T10">en</text:span><text:span text:style-name="T10">tic</text:span><text:span text:style-name="T10">al </text:span><text:span text:style-name="T10">ta</text:span><text:span text:style-name="T10">sk</text:span><text:span text:style-name="T10">s.</text:span></text:p>
            <text:p text:style-name="P1"><text:span text:style-name="T11"/></text:p>
            <text:p text:style-name="P1"><text:span text:style-name="T10">It </text:span><text:span text:style-name="T10">ca</text:span><text:span text:style-name="T10">n </text:span><text:span text:style-name="T10">be </text:span><text:span text:style-name="T10">tri</text:span><text:span text:style-name="T10">ck</text:span><text:span text:style-name="T10">y </text:span><text:span text:style-name="T10">to </text:span><text:span text:style-name="T10">th</text:span><text:span text:style-name="T10">in</text:span><text:span text:style-name="T10">k </text:span><text:span text:style-name="T10">in </text:span><text:span text:style-name="T10">te</text:span><text:span text:style-name="T10">r</text:span><text:span text:style-name="T10">m</text:span><text:span text:style-name="T10">s </text:span><text:span text:style-name="T10">of </text:span><text:span text:style-name="T10">re</text:span><text:span text:style-name="T10">cu</text:span><text:span text:style-name="T10">rsi</text:span><text:span text:style-name="T10">o</text:span><text:span text:style-name="T10">n </text:span><text:span text:style-name="T10">at </text:span><text:span text:style-name="T10">fir</text:span><text:span text:style-name="T10">st, </text:span><text:span text:style-name="T10">so </text:span><text:span text:style-name="T10">w</text:span><text:span text:style-name="T10">e </text:span><text:span text:style-name="T10">wi</text:span><text:span text:style-name="T10">ll </text:span><text:span text:style-name="T10">ha</text:span><text:span text:style-name="T10">ve </text:span><text:span text:style-name="T10">an </text:span><text:span text:style-name="T10">in</text:span><text:span text:style-name="T10">tr</text:span><text:span text:style-name="T10">o</text:span><text:span text:style-name="T10">d</text:span><text:span text:style-name="T10">uc</text:span><text:span text:style-name="T10">ti</text:span><text:span text:style-name="T10">o</text:span><text:span text:style-name="T10">n </text:span><text:span text:style-name="T10">to </text:span><text:span text:style-name="T10">it.</text:span></text:p>
          </draw:text-box>
        </draw:frame>
        <draw:frame presentation:style-name="pr1" draw:text-style-name="P17" draw:layer="layout" svg:width="22.043cm" svg:height="2.16cm" svg:x="3.284cm" svg:y="0.332cm" presentation:class="title" presentation:user-transformed="true">
          <draw:text-box>
            <text:p text:style-name="P16"><text:span text:style-name="T1">A</text:span><text:span text:style-name="T1">b</text:span><text:span text:style-name="T1">o</text:span><text:span text:style-name="T1">ut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Bubbles" presentation:presentation-page-layout-name="AL1T0">
        <office:forms form:automatic-focus="false" form:apply-design-mode="false"/>
        <draw:frame presentation:style-name="pr1" draw:text-style-name="P18" draw:layer="layout" svg:width="25.199cm" svg:height="2.16cm" svg:x="1.448cm" svg:y="0.057cm" presentation:class="title" presentation:user-transformed="true">
          <draw:text-box>
            <text:p><text:span text:style-name="T1">T</text:span><text:span text:style-name="T1">o</text:span><text:span text:style-name="T1">pi</text:span><text:span text:style-name="T1">cs</text:span></text:p>
          </draw:text-box>
        </draw:frame>
        <draw:frame presentation:style-name="pr7" draw:text-style-name="P15" draw:layer="layout" svg:width="26.131cm" svg:height="11.959cm" svg:x="1.263cm" svg:y="3.087cm">
          <draw:text-box>
            <text:p text:style-name="P1"><text:span text:style-name="T12">1. </text:span><text:span text:style-name="T12">B</text:span><text:span text:style-name="T12">r</text:span><text:span text:style-name="T12">e</text:span><text:span text:style-name="T12">a</text:span><text:span text:style-name="T12">ki</text:span><text:span text:style-name="T12">n</text:span><text:span text:style-name="T12">g </text:span><text:span text:style-name="T12">u</text:span><text:span text:style-name="T12">p </text:span><text:span text:style-name="T12">t</text:span><text:span text:style-name="T12">a</text:span><text:span text:style-name="T12">s</text:span><text:span text:style-name="T12">k</text:span><text:span text:style-name="T12">s</text:span></text:p>
            <text:p text:style-name="P1"><text:span text:style-name="T11"/></text:p>
            <text:p text:style-name="P1"><text:span text:style-name="T12">2. </text:span><text:span text:style-name="T12">It</text:span><text:span text:style-name="T12">e</text:span><text:span text:style-name="T12">r</text:span><text:span text:style-name="T12">a</text:span><text:span text:style-name="T12">ti</text:span><text:span text:style-name="T12">v</text:span><text:span text:style-name="T12">e </text:span><text:span text:style-name="T12">v</text:span><text:span text:style-name="T12">s. </text:span><text:span text:style-name="T12">R</text:span><text:span text:style-name="T12">e</text:span><text:span text:style-name="T12">c</text:span><text:span text:style-name="T12">u</text:span><text:span text:style-name="T12">rs</text:span><text:span text:style-name="T12">iv</text:span><text:span text:style-name="T12">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Bubbles" presentation:presentation-page-layout-name="AL2T1">
        <office:forms form:automatic-focus="false" form:apply-design-mode="false"/>
        <draw:frame presentation:style-name="pr5" draw:text-style-name="P12" draw:layer="layout" svg:width="25.691cm" svg:height="13.838cm" svg:x="1.086cm" svg:y="1.032cm" presentation:class="title" presentation:user-transformed="true">
          <draw:text-box>
            <text:p><text:span text:style-name="T8">B</text:span><text:span text:style-name="T8">r</text:span><text:span text:style-name="T8">e</text:span><text:span text:style-name="T8">a</text:span><text:span text:style-name="T8">k</text:span><text:span text:style-name="T8">i</text:span><text:span text:style-name="T8">n</text:span><text:span text:style-name="T8">g</text:span><text:span text:style-name="T8"> </text:span><text:span text:style-name="T8">u</text:span><text:span text:style-name="T8">p</text:span><text:span text:style-name="T8"> </text:span><text:span text:style-name="T8">t</text:span><text:span text:style-name="T8">a</text:span><text:span text:style-name="T8">s</text:span><text:span text:style-name="T8">k</text:span><text:span text:style-name="T8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8" draw:text-style-name="P20" draw:layer="layout" svg:width="20.536cm" svg:height="10.291cm" svg:x="0.585cm" svg:y="2.726cm">
          <draw:text-box>
            <text:p text:style-name="P19"><text:span text:style-name="T13">Fo</text:span><text:span text:style-name="T13">r </text:span><text:span text:style-name="T13">m</text:span><text:span text:style-name="T13">os</text:span><text:span text:style-name="T13">t </text:span><text:span text:style-name="T13">cla</text:span><text:span text:style-name="T13">ss</text:span><text:span text:style-name="T13">es, </text:span><text:span text:style-name="T13">we </text:span><text:span text:style-name="T13">us</text:span><text:span text:style-name="T13">e </text:span><text:span text:style-name="T13">ite</text:span><text:span text:style-name="T13">rat</text:span><text:span text:style-name="T13">ive </text:span><text:span text:style-name="T13">tec</text:span><text:span text:style-name="T13">hni</text:span><text:span text:style-name="T13">qu</text:span><text:span text:style-name="T13">es </text:span><text:span text:style-name="T13">to </text:span><text:span text:style-name="T13">pr</text:span><text:span text:style-name="T13">oc</text:span><text:span text:style-name="T13">es</text:span><text:span text:style-name="T13">s </text:span><text:span text:style-name="T13">da</text:span><text:span text:style-name="T13">ta </text:span><text:span text:style-name="T13">m</text:span><text:span text:style-name="T13">ult</text:span><text:span text:style-name="T13">ipl</text:span><text:span text:style-name="T13">e </text:span><text:span text:style-name="T13">ti</text:span><text:span text:style-name="T13">m</text:span><text:span text:style-name="T13">es </text:span><text:span text:style-name="T13">– </text:span><text:span text:style-name="T13">wh</text:span><text:span text:style-name="T13">et</text:span><text:span text:style-name="T13">he</text:span><text:span text:style-name="T13">r </text:span><text:span text:style-name="T13">it’s </text:span><text:span text:style-name="T13">usi</text:span><text:span text:style-name="T13">ng </text:span><text:span text:style-name="T13">wh</text:span><text:span text:style-name="T13">ile </text:span><text:span text:style-name="T13">lo</text:span><text:span text:style-name="T13">op</text:span><text:span text:style-name="T13">s </text:span><text:span text:style-name="T13">or </text:span><text:span text:style-name="T13">for </text:span><text:span text:style-name="T13">lo</text:span><text:span text:style-name="T13">op</text:span><text:span text:style-name="T13">s.</text:span></text:p>
            <text:p text:style-name="P19"><text:span text:style-name="T13"/></text:p>
            <text:p text:style-name="P19"><text:span text:style-name="T13">Re</text:span><text:span text:style-name="T13">cu</text:span><text:span text:style-name="T13">rsi</text:span><text:span text:style-name="T13">on </text:span><text:span text:style-name="T13">is </text:span><text:span text:style-name="T13">a </text:span><text:span text:style-name="T13">wa</text:span><text:span text:style-name="T13">y </text:span><text:span text:style-name="T13">to </text:span><text:span text:style-name="T13">br</text:span><text:span text:style-name="T13">ea</text:span><text:span text:style-name="T13">k </text:span><text:span text:style-name="T13">up </text:span><text:span text:style-name="T13">a </text:span><text:span text:style-name="T13">tas</text:span><text:span text:style-name="T13">k </text:span><text:span text:style-name="T13">in </text:span><text:span text:style-name="T13">su</text:span><text:span text:style-name="T13">ch </text:span><text:span text:style-name="T13">a </text:span><text:span text:style-name="T13">wa</text:span><text:span text:style-name="T13">y </text:span><text:span text:style-name="T13">th</text:span><text:span text:style-name="T13">at </text:span><text:span text:style-name="T13">yo</text:span><text:span text:style-name="T13">u </text:span><text:span text:style-name="T13">cal</text:span><text:span text:style-name="T13">l </text:span><text:span text:style-name="T13">th</text:span><text:span text:style-name="T13">e </text:span><text:span text:style-name="T13">sa</text:span><text:span text:style-name="T13">m</text:span><text:span text:style-name="T13">e </text:span><text:span text:style-name="T13">fu</text:span><text:span text:style-name="T13">nc</text:span><text:span text:style-name="T13">tio</text:span><text:span text:style-name="T13">n </text:span><text:span text:style-name="T13">ov</text:span><text:span text:style-name="T13">er </text:span><text:span text:style-name="T13">an</text:span><text:span text:style-name="T13">d </text:span><text:span text:style-name="T13">ov</text:span><text:span text:style-name="T13">er </text:span><text:span text:style-name="T13">an</text:span><text:span text:style-name="T13">d </text:span><text:span text:style-name="T13">ov</text:span><text:span text:style-name="T13">er </text:span><text:span text:style-name="T13">an</text:span><text:span text:style-name="T13">d </text:span><text:span text:style-name="T13">ov</text:span><text:span text:style-name="T13">er </text:span><text:span text:style-name="T13">un</text:span><text:span text:style-name="T13">til </text:span><text:span text:style-name="T13">th</text:span><text:span text:style-name="T13">e </text:span><text:span text:style-name="T13">tas</text:span><text:span text:style-name="T13">k </text:span><text:span text:style-name="T13">is </text:span><text:span text:style-name="T13">fin</text:span><text:span text:style-name="T13">ish</text:span><text:span text:style-name="T13">ed</text:span><text:span text:style-name="T13">. </text:span><text:span text:style-name="T13">Ea</text:span><text:span text:style-name="T13">ch </text:span><text:span text:style-name="T13">ti</text:span><text:span text:style-name="T13">m</text:span><text:span text:style-name="T13">e </text:span><text:span text:style-name="T13">th</text:span><text:span text:style-name="T13">e </text:span><text:span text:style-name="T13">re</text:span><text:span text:style-name="T13">cu</text:span><text:span text:style-name="T13">rsi</text:span><text:span text:style-name="T13">ve </text:span><text:span text:style-name="T13">fu</text:span><text:span text:style-name="T13">nc</text:span><text:span text:style-name="T13">tio</text:span><text:span text:style-name="T13">n </text:span><text:span text:style-name="T13">is </text:span><text:span text:style-name="T13">cal</text:span><text:span text:style-name="T13">le</text:span><text:span text:style-name="T13">d, </text:span><text:span text:style-name="T13">th</text:span><text:span text:style-name="T13">e </text:span><text:span text:style-name="T13">in</text:span><text:span text:style-name="T13">pu</text:span><text:span text:style-name="T13">ts </text:span><text:span text:style-name="T13">ar</text:span><text:span text:style-name="T13">e </text:span><text:span text:style-name="T13">tw</text:span><text:span text:style-name="T13">ea</text:span><text:span text:style-name="T13">ke</text:span><text:span text:style-name="T13">d </text:span><text:span text:style-name="T13">sli</text:span><text:span text:style-name="T13">gh</text:span><text:span text:style-name="T13">tly</text:span><text:span text:style-name="T13">, </text:span><text:span text:style-name="T13">un</text:span><text:span text:style-name="T13">til </text:span><text:span text:style-name="T13">so</text:span><text:span text:style-name="T13">m</text:span><text:span text:style-name="T13">e </text:span><text:span text:style-name="T13">“e</text:span><text:span text:style-name="T13">nd</text:span><text:span text:style-name="T13">-</text:span><text:span text:style-name="T13">po</text:span><text:span text:style-name="T13">int</text:span><text:span text:style-name="T13">” is </text:span><text:span text:style-name="T13">re</text:span><text:span text:style-name="T13">ac</text:span><text:span text:style-name="T13">he</text:span><text:span text:style-name="T13">d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9" draw:text-style-name="P20" draw:layer="layout" svg:width="20.536cm" svg:height="10.291cm" svg:x="0.585cm" svg:y="2.726cm">
          <draw:text-box>
            <text:p text:style-name="P19"><text:span text:style-name="T13">Fo</text:span><text:span text:style-name="T13">r </text:span><text:span text:style-name="T13">ex</text:span><text:span text:style-name="T13">am</text:span><text:span text:style-name="T13">pl</text:span><text:span text:style-name="T13">e, </text:span><text:span text:style-name="T13">let</text:span><text:span text:style-name="T13">’s </text:span><text:span text:style-name="T13">sa</text:span><text:span text:style-name="T13">y </text:span><text:span text:style-name="T13">yo</text:span><text:span text:style-name="T13">u’r</text:span><text:span text:style-name="T13">e </text:span><text:span text:style-name="T13">cr</text:span><text:span text:style-name="T13">ea</text:span><text:span text:style-name="T13">tin</text:span><text:span text:style-name="T13">g a </text:span><text:span text:style-name="T13">fu</text:span><text:span text:style-name="T13">nc</text:span><text:span text:style-name="T13">tio</text:span><text:span text:style-name="T13">n </text:span><text:span text:style-name="T13">to </text:span><text:span text:style-name="T13">se</text:span><text:span text:style-name="T13">arc</text:span><text:span text:style-name="T13">h </text:span><text:span text:style-name="T13">for </text:span><text:span text:style-name="T13">a </text:span><text:span text:style-name="T13">fil</text:span><text:span text:style-name="T13">e </text:span><text:span text:style-name="T13">on </text:span><text:span text:style-name="T13">a </text:span><text:span text:style-name="T13">ha</text:span><text:span text:style-name="T13">rd-</text:span><text:span text:style-name="T13">dri</text:span><text:span text:style-name="T13">ve. </text:span></text:p>
            <text:p text:style-name="P19"><text:span text:style-name="T13"/></text:p>
            <text:p text:style-name="P19"><text:span text:style-name="T13">Yo</text:span><text:span text:style-name="T13">u </text:span><text:span text:style-name="T13">sta</text:span><text:span text:style-name="T13">rt </text:span><text:span text:style-name="T13">at </text:span><text:span text:style-name="T13">on</text:span><text:span text:style-name="T13">e </text:span><text:span text:style-name="T13">pa</text:span><text:span text:style-name="T13">th </text:span><text:span text:style-name="T13">on </text:span><text:span text:style-name="T13">th</text:span><text:span text:style-name="T13">e </text:span><text:span text:style-name="T13">dir</text:span><text:span text:style-name="T13">ect</text:span><text:span text:style-name="T13">or</text:span><text:span text:style-name="T13">y </text:span><text:span text:style-name="T13">an</text:span><text:span text:style-name="T13">d, </text:span><text:span text:style-name="T13">if </text:span><text:span text:style-name="T13">th</text:span><text:span text:style-name="T13">e </text:span><text:span text:style-name="T13">fil</text:span><text:span text:style-name="T13">e </text:span><text:span text:style-name="T13">isn</text:span><text:span text:style-name="T13">’t </text:span><text:span text:style-name="T13">fo</text:span><text:span text:style-name="T13">un</text:span><text:span text:style-name="T13">d </text:span><text:span text:style-name="T13">th</text:span><text:span text:style-name="T13">er</text:span><text:span text:style-name="T13">e, </text:span><text:span text:style-name="T13">yo</text:span><text:span text:style-name="T13">u </text:span><text:span text:style-name="T13">se</text:span><text:span text:style-name="T13">arc</text:span><text:span text:style-name="T13">h </text:span><text:span text:style-name="T13">ea</text:span><text:span text:style-name="T13">ch </text:span><text:span text:style-name="T13">su</text:span><text:span text:style-name="T13">bd</text:span><text:span text:style-name="T13">ire</text:span><text:span text:style-name="T13">ct</text:span><text:span text:style-name="T13">or</text:span><text:span text:style-name="T13">y, </text:span><text:span text:style-name="T13">an</text:span><text:span text:style-name="T13">d </text:span><text:span text:style-name="T13">th</text:span><text:span text:style-name="T13">en </text:span><text:span text:style-name="T13">ea</text:span><text:span text:style-name="T13">ch </text:span><text:span text:style-name="T13">su</text:span><text:span text:style-name="T13">bd</text:span><text:span text:style-name="T13">ire</text:span><text:span text:style-name="T13">ct</text:span><text:span text:style-name="T13">or</text:span><text:span text:style-name="T13">y </text:span><text:span text:style-name="T13">of </text:span><text:span text:style-name="T13">ea</text:span><text:span text:style-name="T13">ch </text:span><text:span text:style-name="T13">su</text:span><text:span text:style-name="T13">bd</text:span><text:span text:style-name="T13">ire</text:span><text:span text:style-name="T13">ct</text:span><text:span text:style-name="T13">or</text:span><text:span text:style-name="T13">y, </text:span><text:span text:style-name="T13">an</text:span><text:span text:style-name="T13">d </text:span><text:span text:style-name="T13">so </text:span><text:span text:style-name="T13">on </text:span><text:span text:style-name="T13">un</text:span><text:span text:style-name="T13">til </text:span><text:span text:style-name="T13">yo</text:span><text:span text:style-name="T13">u </text:span><text:span text:style-name="T13">hit </text:span><text:span text:style-name="T13">th</text:span><text:span text:style-name="T13">e </text:span><text:span text:style-name="T13">en</text:span><text:span text:style-name="T13">d </text:span><text:span text:style-name="T13">of </text:span><text:span text:style-name="T13">ea</text:span><text:span text:style-name="T13">ch </text:span><text:span text:style-name="T13">su</text:span><text:span text:style-name="T13">b-</text:span><text:span text:style-name="T13">pa</text:span><text:span text:style-name="T13">th.</text:span></text:p>
            <text:p text:style-name="P19"><text:span text:style-name="T13"/></text:p>
            <text:p text:style-name="P19"><text:span text:style-name="T13">Ho</text:span><text:span text:style-name="T13">w </text:span><text:span text:style-name="T13">wo</text:span><text:span text:style-name="T13">ul</text:span><text:span text:style-name="T13">d </text:span><text:span text:style-name="T13">yo</text:span><text:span text:style-name="T13">u </text:span><text:span text:style-name="T13">im</text:span><text:span text:style-name="T13">pl</text:span><text:span text:style-name="T13">e</text:span><text:span text:style-name="T13">m</text:span><text:span text:style-name="T13">en</text:span><text:span text:style-name="T13">t </text:span><text:span text:style-name="T13">thi</text:span><text:span text:style-name="T13">s?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10" draw:text-style-name="P20" draw:layer="layout" svg:width="12.619cm" svg:height="12.497cm" svg:x="8.502cm" svg:y="2.726cm">
          <draw:text-box>
            <text:p text:style-name="P19"><text:span text:style-name="T13">Thi</text:span><text:span text:style-name="T13">s </text:span><text:span text:style-name="T13">wo</text:span><text:span text:style-name="T13">ul</text:span><text:span text:style-name="T13">d </text:span><text:span text:style-name="T13">be </text:span><text:span text:style-name="T13">m</text:span><text:span text:style-name="T13">uc</text:span><text:span text:style-name="T13">h </text:span><text:span text:style-name="T13">ea</text:span><text:span text:style-name="T13">sie</text:span><text:span text:style-name="T13">r </text:span><text:span text:style-name="T13">to </text:span><text:span text:style-name="T13">im</text:span><text:span text:style-name="T13">pl</text:span><text:span text:style-name="T13">e</text:span><text:span text:style-name="T13">m</text:span><text:span text:style-name="T13">en</text:span><text:span text:style-name="T13">t </text:span><text:span text:style-name="T14">re</text:span><text:span text:style-name="T14">cu</text:span><text:span text:style-name="T14">rsi</text:span><text:span text:style-name="T14">vel</text:span><text:span text:style-name="T14">y</text:span><text:span text:style-name="T15"> </text:span><text:span text:style-name="T15">(wi</text:span><text:span text:style-name="T15">th </text:span><text:span text:style-name="T15">a </text:span><text:span text:style-name="T15">sel</text:span><text:span text:style-name="T15">f-</text:span><text:span text:style-name="T15">cal</text:span><text:span text:style-name="T15">lin</text:span><text:span text:style-name="T15">g </text:span><text:span text:style-name="T15">fu</text:span><text:span text:style-name="T15">nc</text:span><text:span text:style-name="T15">tio</text:span><text:span text:style-name="T15">n) </text:span><text:span text:style-name="T15">th</text:span><text:span text:style-name="T15">an </text:span><text:span text:style-name="T15">ite</text:span><text:span text:style-name="T15">rat</text:span><text:span text:style-name="T15">ive</text:span><text:span text:style-name="T15">ly </text:span><text:span text:style-name="T15">(wi</text:span><text:span text:style-name="T15">th </text:span><text:span text:style-name="T15">lo</text:span><text:span text:style-name="T15">op</text:span><text:span text:style-name="T15">s).</text:span></text:p>
            <text:p text:style-name="P19"><text:span text:style-name="T15"/></text:p>
            <text:p text:style-name="P19"><text:span text:style-name="T15">Th</text:span><text:span text:style-name="T15">e </text:span><text:span text:style-name="T14">Se</text:span><text:span text:style-name="T14">ar</text:span><text:span text:style-name="T14">ch</text:span><text:span text:style-name="T14">()</text:span><text:span text:style-name="T15"> </text:span><text:span text:style-name="T15">fu</text:span><text:span text:style-name="T15">nc</text:span><text:span text:style-name="T15">tio</text:span><text:span text:style-name="T15">n </text:span><text:span text:style-name="T15">yo</text:span><text:span text:style-name="T15">u </text:span><text:span text:style-name="T15">im</text:span><text:span text:style-name="T15">pl</text:span><text:span text:style-name="T15">e</text:span><text:span text:style-name="T15">m</text:span><text:span text:style-name="T15">en</text:span><text:span text:style-name="T15">t </text:span><text:span text:style-name="T15">wo</text:span><text:span text:style-name="T15">ul</text:span><text:span text:style-name="T15">d </text:span><text:span text:style-name="T15">kn</text:span><text:span text:style-name="T15">ow </text:span><text:span text:style-name="T15">ho</text:span><text:span text:style-name="T15">w </text:span><text:span text:style-name="T15">to </text:span><text:span text:style-name="T15">se</text:span><text:span text:style-name="T15">arc</text:span><text:span text:style-name="T15">h </text:span><text:span text:style-name="T15">th</text:span><text:span text:style-name="T15">e </text:span><text:span text:style-name="T15">cu</text:span><text:span text:style-name="T15">rre</text:span><text:span text:style-name="T15">nt </text:span><text:span text:style-name="T15">dir</text:span><text:span text:style-name="T15">ect</text:span><text:span text:style-name="T15">or</text:span><text:span text:style-name="T15">y, </text:span><text:span text:style-name="T15">an</text:span><text:span text:style-name="T15">d </text:span><text:span text:style-name="T15">if </text:span><text:span text:style-name="T15">th</text:span><text:span text:style-name="T15">e </text:span><text:span text:style-name="T15">fil</text:span><text:span text:style-name="T15">e </text:span><text:span text:style-name="T15">isn</text:span><text:span text:style-name="T15">’t </text:span><text:span text:style-name="T15">fo</text:span><text:span text:style-name="T15">un</text:span><text:span text:style-name="T15">d, </text:span><text:span text:style-name="T15">it </text:span><text:span text:style-name="T15">wil</text:span><text:span text:style-name="T15">l </text:span><text:span text:style-name="T15">cal</text:span><text:span text:style-name="T15">l </text:span><text:span text:style-name="T14">Se</text:span><text:span text:style-name="T14">ar</text:span><text:span text:style-name="T14">ch</text:span><text:span text:style-name="T14">()</text:span><text:span text:style-name="T15"> </text:span><text:span text:style-name="T15">on </text:span><text:span text:style-name="T15">ea</text:span><text:span text:style-name="T15">ch </text:span><text:span text:style-name="T15">of </text:span><text:span text:style-name="T15">th</text:span><text:span text:style-name="T15">e </text:span><text:span text:style-name="T15">su</text:span><text:span text:style-name="T15">bd</text:span><text:span text:style-name="T15">ire</text:span><text:span text:style-name="T15">ct</text:span><text:span text:style-name="T15">ori</text:span><text:span text:style-name="T15">es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11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12" draw:text-style-name="P6" draw:layer="layout" svg:width="12.619cm" svg:height="12.497cm" svg:x="8.502cm" svg:y="2.726cm">
          <draw:text-box>
            <text:p text:style-name="P5"><text:span text:style-name="T16">So </text:span><text:span text:style-name="T16">say </text:span><text:span text:style-name="T16">we </text:span><text:span text:style-name="T16">call</text:span></text:p>
            <text:p text:style-name="P5"><text:span text:style-name="T16"/></text:p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To </text:span><text:span text:style-name="T4">find </text:span><text:span text:style-name="T4">“file</text:span><text:span text:style-name="T4">H.tx</text:span><text:span text:style-name="T4">t”. </text:span><text:span text:style-name="T4">First </text:span><text:span text:style-name="T4">it </text:span><text:span text:style-name="T4">wou</text:span><text:span text:style-name="T4">ld </text:span><text:span text:style-name="T4">look </text:span><text:span text:style-name="T4">thro</text:span><text:span text:style-name="T4">ugh </text:span><text:span text:style-name="T4">its </text:span><text:span text:style-name="T4">own </text:span><text:span text:style-name="T4">files </text:span><text:span text:style-name="T4">– </text:span><text:span text:style-name="T4">file</text:span><text:span text:style-name="T4">A.tx</text:span><text:span text:style-name="T4">t, </text:span><text:span text:style-name="T4">fileB</text:span><text:span text:style-name="T4">.txt, </text:span><text:span text:style-name="T4">and </text:span><text:span text:style-name="T4">file</text:span><text:span text:style-name="T4">C.tx</text:span><text:span text:style-name="T4">t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13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7">f</text:span><text:span text:style-name="T7">i</text:span><text:span text:style-name="T7">l</text:span><text:span text:style-name="T7">e</text:span><text:span text:style-name="T7">A</text:span><text:span text:style-name="T7">.</text:span><text:span text:style-name="T7">t</text:span><text:span text:style-name="T7">x</text:span><text:span text:style-name="T7">t</text:span></text:p>
                  </text:list-item>
                  <text:list-item>
                    <text:p text:style-name="P9"><text:span text:style-name="T7">f</text:span><text:span text:style-name="T7">i</text:span><text:span text:style-name="T7">l</text:span><text:span text:style-name="T7">e</text:span><text:span text:style-name="T7">B</text:span><text:span text:style-name="T7">.</text:span><text:span text:style-name="T7">t</text:span><text:span text:style-name="T7">x</text:span><text:span text:style-name="T7">t</text:span></text:p>
                  </text:list-item>
                  <text:list-item>
                    <text:p text:style-name="P9"><text:span text:style-name="T7">f</text:span><text:span text:style-name="T7">i</text:span><text:span text:style-name="T7">l</text:span><text:span text:style-name="T7">e</text:span><text:span text:style-name="T7">C</text:span><text:span text:style-name="T7">.</text:span><text:span text:style-name="T7">t</text:span><text:span text:style-name="T7">x</text:span><text:span text:style-name="T7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14" draw:text-style-name="P6" draw:layer="layout" svg:width="12.619cm" svg:height="12.497cm" svg:x="8.502cm" svg:y="2.726cm">
          <draw:text-box>
            <text:p text:style-name="P5"><text:span text:style-name="T16">So </text:span><text:span text:style-name="T16">say </text:span><text:span text:style-name="T16">we </text:span><text:span text:style-name="T16">call</text:span></text:p>
            <text:p text:style-name="P5"><text:span text:style-name="T16"/></text:p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It </text:span><text:span text:style-name="T4">doe</text:span><text:span text:style-name="T4">sn’t </text:span><text:span text:style-name="T4">find </text:span><text:span text:style-name="T4">the </text:span><text:span text:style-name="T4">file </text:span><text:span text:style-name="T4">in </text:span><text:span text:style-name="T4">any </text:span><text:span text:style-name="T4">of </text:span><text:span text:style-name="T4">thes</text:span><text:span text:style-name="T4">e, </text:span><text:span text:style-name="T4">so </text:span><text:span text:style-name="T4">next </text:span><text:span text:style-name="T4">it </text:span><text:span text:style-name="T4">will </text:span><text:span text:style-name="T4">run</text:span></text:p>
            <text:p text:style-name="P5"><text:span text:style-name="T4"/></text:p>
            <text:p text:style-name="P5"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It </text:span><text:span text:style-name="T4">calls </text:span><text:span text:style-name="T4">the </text:span><text:span text:style-name="T4">Sear</text:span><text:span text:style-name="T4">ch </text:span><text:span text:style-name="T4">func</text:span><text:span text:style-name="T4">tion </text:span><text:span text:style-name="T4">agai</text:span><text:span text:style-name="T4">n </text:span><text:span text:style-name="T4">with </text:span><text:span text:style-name="T4">the </text:span><text:span text:style-name="T4">sam</text:span><text:span text:style-name="T4">e </text:span><text:span text:style-name="T4">file, </text:span><text:span text:style-name="T4">but </text:span><text:span text:style-name="T4">a </text:span><text:span text:style-name="T4">diff</text:span><text:span text:style-name="T4">eren</text:span><text:span text:style-name="T4">t </text:span><text:span text:style-name="T4">fold</text:span><text:span text:style-name="T4">er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15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1</text:span><text:span text:style-name="T7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16" draw:text-style-name="P6" draw:layer="layout" svg:width="12.61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Now </text:span><text:span text:style-name="T4">subf</text:span><text:span text:style-name="T4">olde</text:span><text:span text:style-name="T4">r1’s </text:span><text:span text:style-name="T4">files </text:span><text:span text:style-name="T4">are </text:span><text:span text:style-name="T4">bein</text:span><text:span text:style-name="T4">g </text:span><text:span text:style-name="T4">inve</text:span><text:span text:style-name="T4">stig</text:span><text:span text:style-name="T4">ated</text:span><text:span text:style-name="T4">, </text:span><text:span text:style-name="T4">but </text:span><text:span text:style-name="T4">the </text:span><text:span text:style-name="T4">file </text:span><text:span text:style-name="T4">still </text:span><text:span text:style-name="T4">isn’t </text:span><text:span text:style-name="T4">fou</text:span><text:span text:style-name="T4">nd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17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7">f</text:span><text:span text:style-name="T7">i</text:span><text:span text:style-name="T7">l</text:span><text:span text:style-name="T7">e</text:span><text:span text:style-name="T7">D</text:span><text:span text:style-name="T7">.</text:span><text:span text:style-name="T7">t</text:span><text:span text:style-name="T7">x</text:span><text:span text:style-name="T7">t</text:span></text:p>
                      </text:list-item>
                      <text:list-item>
                        <text:p text:style-name="P9"><text:span text:style-name="T7">f</text:span><text:span text:style-name="T7">i</text:span><text:span text:style-name="T7">l</text:span><text:span text:style-name="T7">e</text:span><text:span text:style-name="T7">E</text:span><text:span text:style-name="T7">.</text:span><text:span text:style-name="T7">t</text:span><text:span text:style-name="T7">x</text:span><text:span text:style-name="T7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18" draw:text-style-name="P6" draw:layer="layout" svg:width="12.894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Nex</text:span><text:span text:style-name="T4">t, it </text:span><text:span text:style-name="T4">chec</text:span><text:span text:style-name="T4">ks </text:span><text:span text:style-name="T4">subf</text:span><text:span text:style-name="T4">olde</text:span><text:span text:style-name="T4">r1A </text:span><text:span text:style-name="T4">by </text:span><text:span text:style-name="T4">calli</text:span><text:span text:style-name="T4">ng </text:span><text:span text:style-name="T4">the </text:span><text:span text:style-name="T4">Sear</text:span><text:span text:style-name="T4">ch </text:span><text:span text:style-name="T4">func</text:span><text:span text:style-name="T4">tion </text:span><text:span text:style-name="T4">agai</text:span><text:span text:style-name="T4">n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19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1</text:span><text:span text:style-name="T7">A</text:span><text:span text:style-name="T7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0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The </text:span><text:span text:style-name="T4">files </text:span><text:span text:style-name="T4">with</text:span><text:span text:style-name="T4">in </text:span><text:span text:style-name="T4">subf</text:span><text:span text:style-name="T4">olde</text:span><text:span text:style-name="T4">r1A </text:span><text:span text:style-name="T4">are </text:span><text:span text:style-name="T4">chec</text:span><text:span text:style-name="T4">ked, </text:span><text:span text:style-name="T4">but </text:span><text:span text:style-name="T4">we </text:span><text:span text:style-name="T4">still </text:span><text:span text:style-name="T4">hav</text:span><text:span text:style-name="T4">en’t </text:span><text:span text:style-name="T4">fou</text:span><text:span text:style-name="T4">nd </text:span><text:span text:style-name="T4">file</text:span><text:span text:style-name="T4">H..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21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7">f</text:span><text:span text:style-name="T7">i</text:span><text:span text:style-name="T7">l</text:span><text:span text:style-name="T7">e</text:span><text:span text:style-name="T7">F</text:span><text:span text:style-name="T7">.</text:span><text:span text:style-name="T7">t</text:span><text:span text:style-name="T7">x</text:span><text:span text:style-name="T7">t</text:span></text:p>
                          </text:list-item>
                          <text:list-item>
                            <text:p text:style-name="P9"><text:span text:style-name="T7">f</text:span><text:span text:style-name="T7">i</text:span><text:span text:style-name="T7">l</text:span><text:span text:style-name="T7">e</text:span><text:span text:style-name="T7">G</text:span><text:span text:style-name="T7">.</text:span><text:span text:style-name="T7">t</text:span><text:span text:style-name="T7">x</text:span><text:span text:style-name="T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2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3"/></text:p>
            <text:p text:style-name="P5"><text:span text:style-name="T4">We </text:span><text:span text:style-name="T4">hav</text:span><text:span text:style-name="T4">e </text:span><text:span text:style-name="T4">trav</text:span><text:span text:style-name="T4">erse</text:span><text:span text:style-name="T4">d as </text:span><text:span text:style-name="T4">dee</text:span><text:span text:style-name="T4">p </text:span><text:span text:style-name="T4">into </text:span><text:span text:style-name="T3">sub</text:span><text:span text:style-name="T3">fold</text:span><text:span text:style-name="T3">er1</text:span><text:span text:style-name="T4"> </text:span><text:span text:style-name="T4">and </text:span><text:span text:style-name="T3">sub</text:span><text:span text:style-name="T3">fold</text:span><text:span text:style-name="T3">er1</text:span><text:span text:style-name="T3">A</text:span><text:span text:style-name="T4"> as </text:span><text:span text:style-name="T4">is </text:span><text:span text:style-name="T4">pos</text:span><text:span text:style-name="T4">sibl</text:span><text:span text:style-name="T4">e, </text:span><text:span text:style-name="T4">so </text:span><text:span text:style-name="T4">now </text:span><text:span text:style-name="T4">we </text:span><text:span text:style-name="T4">nee</text:span><text:span text:style-name="T4">d to </text:span><text:span text:style-name="T4">ter</text:span><text:span text:style-name="T4">min</text:span><text:span text:style-name="T4">ate </text:span><text:span text:style-name="T4">and </text:span><text:span text:style-name="T4">begi</text:span><text:span text:style-name="T4">n </text:span><text:span text:style-name="T4">retu</text:span><text:span text:style-name="T4">rnin</text:span><text:span text:style-name="T4">g </text:span><text:span text:style-name="T4">fro</text:span><text:span text:style-name="T4">m </text:span><text:span text:style-name="T4">the </text:span><text:span text:style-name="T4">recu</text:span><text:span text:style-name="T4">rsed </text:span><text:span text:style-name="T4">subf</text:span><text:span text:style-name="T4">olde</text:span><text:span text:style-name="T4">r.</text:span></text:p>
            <text:p text:style-name="P5"><text:span text:style-name="T4"/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</text:span><text:span text:style-name="T3">s </text:span><text:span text:style-name="T3">“no</text:span><text:span text:style-name="T3">t </text:span><text:span text:style-name="T3">fou</text:span><text:span text:style-name="T3">nd”</text:span></text:p>
            <text:p text:style-name="P5"><text:span text:style-name="T3"/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23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1</text:span><text:span text:style-name="T7">A</text:span><text:span text:style-name="T7">/</text:span></text:p>
                        <text:list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F</text:span><text:span text:style-name="T17">.</text:span><text:span text:style-name="T17">t</text:span><text:span text:style-name="T17">x</text:span><text:span text:style-name="T17">t</text:span></text:p>
                          </text:list-item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G</text:span><text:span text:style-name="T17">.</text:span><text:span text:style-name="T17">t</text:span><text:span text:style-name="T17">x</text:span><text:span text:style-name="T1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4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4">We </text:span><text:span text:style-name="T4">hav</text:span><text:span text:style-name="T4">e </text:span><text:span text:style-name="T4">trav</text:span><text:span text:style-name="T4">erse</text:span><text:span text:style-name="T4">d as </text:span><text:span text:style-name="T4">dee</text:span><text:span text:style-name="T4">p </text:span><text:span text:style-name="T4">into </text:span><text:span text:style-name="T3">sub</text:span><text:span text:style-name="T3">fold</text:span><text:span text:style-name="T3">er1</text:span><text:span text:style-name="T4"> </text:span><text:span text:style-name="T4">and </text:span><text:span text:style-name="T3">sub</text:span><text:span text:style-name="T3">fold</text:span><text:span text:style-name="T3">er1</text:span><text:span text:style-name="T3">A</text:span><text:span text:style-name="T4"> as </text:span><text:span text:style-name="T4">is </text:span><text:span text:style-name="T4">pos</text:span><text:span text:style-name="T4">sibl</text:span><text:span text:style-name="T4">e, </text:span><text:span text:style-name="T4">so </text:span><text:span text:style-name="T4">now </text:span><text:span text:style-name="T4">we </text:span><text:span text:style-name="T4">nee</text:span><text:span text:style-name="T4">d to </text:span><text:span text:style-name="T4">ter</text:span><text:span text:style-name="T4">min</text:span><text:span text:style-name="T4">ate </text:span><text:span text:style-name="T4">and </text:span><text:span text:style-name="T4">begi</text:span><text:span text:style-name="T4">n </text:span><text:span text:style-name="T4">retu</text:span><text:span text:style-name="T4">rnin</text:span><text:span text:style-name="T4">g </text:span><text:span text:style-name="T4">fro</text:span><text:span text:style-name="T4">m </text:span><text:span text:style-name="T4">the </text:span><text:span text:style-name="T4">recu</text:span><text:span text:style-name="T4">rsed </text:span><text:span text:style-name="T4">subf</text:span><text:span text:style-name="T4">olde</text:span><text:span text:style-name="T4">r.</text:span></text:p>
            <text:p text:style-name="P5"><text:span text:style-name="T4"/></text:p>
            <text:p text:style-name="P5"><text:span text:style-name="T3">&gt;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A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</text:span><text:span text:style-name="T3">s </text:span><text:span text:style-name="T3">“no</text:span><text:span text:style-name="T3">t </text:span><text:span text:style-name="T3">fou</text:span><text:span text:style-name="T3">nd”</text:span></text:p>
            <text:p text:style-name="P5"><text:span text:style-name="T3"/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1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</text:span><text:span text:style-name="T3">s </text:span><text:span text:style-name="T3">“no</text:span><text:span text:style-name="T3">t </text:span><text:span text:style-name="T3">fou</text:span><text:span text:style-name="T3">nd”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25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1</text:span><text:span text:style-name="T7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F</text:span><text:span text:style-name="T17">.</text:span><text:span text:style-name="T17">t</text:span><text:span text:style-name="T17">x</text:span><text:span text:style-name="T17">t</text:span></text:p>
                          </text:list-item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G</text:span><text:span text:style-name="T17">.</text:span><text:span text:style-name="T17">t</text:span><text:span text:style-name="T17">x</text:span><text:span text:style-name="T1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2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6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We’</text:span><text:span text:style-name="T4">ve </text:span><text:span text:style-name="T4">retu</text:span><text:span text:style-name="T4">rne</text:span><text:span text:style-name="T4">d </text:span><text:span text:style-name="T4">bac</text:span><text:span text:style-name="T4">k to </text:span><text:span text:style-name="T4">the </text:span><text:span text:style-name="T4">origi</text:span><text:span text:style-name="T4">nal </text:span><text:span text:style-name="T4">Sear</text:span><text:span text:style-name="T4">ch </text:span><text:span text:style-name="T4">func</text:span><text:span text:style-name="T4">tion</text:span><text:span text:style-name="T4">. </text:span><text:span text:style-name="T4">We’r</text:span><text:span text:style-name="T4">e </text:span><text:span text:style-name="T4">not </text:span><text:span text:style-name="T4">don</text:span><text:span text:style-name="T4">e </text:span><text:span text:style-name="T4">with </text:span><text:span text:style-name="T4">the </text:span><text:span text:style-name="T4">subf</text:span><text:span text:style-name="T4">olde</text:span><text:span text:style-name="T4">rs </text:span><text:span text:style-name="T4">here</text:span><text:span text:style-name="T4">, so </text:span><text:span text:style-name="T4">next </text:span><text:span text:style-name="T4">we </text:span><text:span text:style-name="T4">will </text:span><text:span text:style-name="T4">call </text:span><text:span text:style-name="T4">Sear</text:span><text:span text:style-name="T4">ch </text:span><text:span text:style-name="T4">on </text:span><text:span text:style-name="T4">subf</text:span><text:span text:style-name="T4">olde</text:span><text:span text:style-name="T4">r2… </text:span></text:p>
            <text:p text:style-name="P5"><text:span text:style-name="T4"/></text:p>
            <text:p text:style-name="P5"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27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2</text:span><text:span text:style-name="T7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H</text:span><text:span text:style-name="T6">.</text:span><text:span text:style-name="T6">t</text:span><text:span text:style-name="T6">x</text:span><text:span text:style-name="T6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28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4">Our </text:span><text:span text:style-name="T4">file </text:span><text:span text:style-name="T4">is </text:span><text:span text:style-name="T4">fou</text:span><text:span text:style-name="T4">nd </text:span><text:span text:style-name="T4">here</text:span><text:span text:style-name="T4">, so </text:span><text:span text:style-name="T4">we </text:span><text:span text:style-name="T4">can </text:span><text:span text:style-name="T4">begi</text:span><text:span text:style-name="T4">n </text:span><text:span text:style-name="T4">retu</text:span><text:span text:style-name="T4">rnin</text:span><text:span text:style-name="T4">g </text:span><text:span text:style-name="T4">fro</text:span><text:span text:style-name="T4">m </text:span><text:span text:style-name="T4">here</text:span><text:span text:style-name="T4">.</text:span></text:p>
            <text:p text:style-name="P5"><text:span text:style-name="T4"/></text:p>
            <text:p text:style-name="P5"><text:span text:style-name="T4">Let’</text:span><text:span text:style-name="T4">s </text:span><text:span text:style-name="T4">say </text:span><text:span text:style-name="T4">if a </text:span><text:span text:style-name="T4">file </text:span><text:span text:style-name="T4">is </text:span><text:span text:style-name="T4">fou</text:span><text:span text:style-name="T4">nd, </text:span><text:span text:style-name="T4">it </text:span><text:span text:style-name="T4">will </text:span><text:span text:style-name="T4">retu</text:span><text:span text:style-name="T4">rn </text:span><text:span text:style-name="T4">the </text:span><text:span text:style-name="T4">full </text:span><text:span text:style-name="T4">pat</text:span><text:span text:style-name="T4">h:</text:span></text:p>
            <text:p text:style-name="P5"><text:span text:style-name="T4">/</text:span><text:span text:style-name="T4">hom</text:span><text:span text:style-name="T4">e/p</text:span><text:span text:style-name="T4">otat</text:span><text:span text:style-name="T4">o/su</text:span><text:span text:style-name="T4">bfol</text:span><text:span text:style-name="T4">der</text:span><text:span text:style-name="T4">2/fil</text:span><text:span text:style-name="T4">eH.t</text:span><text:span text:style-name="T4">xt</text:span></text:p>
            <text:p text:style-name="P5"><text:span text:style-name="T4"/></text:p>
            <text:p text:style-name="P5"><text:span text:style-name="T3"/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29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17">s</text:span><text:span text:style-name="T17">u</text:span><text:span text:style-name="T17">b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2</text:span><text:span text:style-name="T17">/</text:span></text:p>
                    <text:list>
                      <text:list-item>
                        <text:p text:style-name="P9"><text:span text:style-name="T7">f</text:span><text:span text:style-name="T7">i</text:span><text:span text:style-name="T7">l</text:span><text:span text:style-name="T7">e</text:span><text:span text:style-name="T7">H</text:span><text:span text:style-name="T7">.</text:span><text:span text:style-name="T7">t</text:span><text:span text:style-name="T7">x</text:span><text:span text:style-name="T7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0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 </text:span><text:span text:style-name="T4">/ho</text:span><text:span text:style-name="T4">me/</text:span><text:span text:style-name="T4">pot</text:span><text:span text:style-name="T4">ato/</text:span><text:span text:style-name="T4">subf</text:span><text:span text:style-name="T4">olde</text:span><text:span text:style-name="T4">r2/fi</text:span><text:span text:style-name="T4">leH.</text:span><text:span text:style-name="T4">txt</text:span></text:p>
            <text:p text:style-name="P5"><text:span text:style-name="T4"/></text:p>
            <text:p text:style-name="P5"><text:span text:style-name="T3"/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31" draw:text-style-name="P10" draw:layer="layout" svg:width="7.459cm" svg:height="10.168cm" svg:x="0.586cm" svg:y="2.726cm">
          <draw:text-box>
            <text:list text:style-name="L1">
              <text:list-item>
                <text:p text:style-name="P9"><text:span text:style-name="T6">/</text:span><text:span text:style-name="T6">h</text:span><text:span text:style-name="T6">o</text:span><text:span text:style-name="T6">m</text:span><text:span text:style-name="T6">e</text:span><text:span text:style-name="T6">/</text:span><text:span text:style-name="T6">p</text:span><text:span text:style-name="T6">o</text:span><text:span text:style-name="T6">t</text:span><text:span text:style-name="T6">a</text:span><text:span text:style-name="T6">t</text:span><text:span text:style-name="T6">o</text:span><text:span text:style-name="T6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G</text:span><text:span text:style-name="T6">.</text:span><text:span text:style-name="T6">t</text:span><text:span text:style-name="T6">x</text:span><text:span text:style-name="T6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7">s</text:span><text:span text:style-name="T7">u</text:span><text:span text:style-name="T7">b</text:span><text:span text:style-name="T7">f</text:span><text:span text:style-name="T7">o</text:span><text:span text:style-name="T7">l</text:span><text:span text:style-name="T7">d</text:span><text:span text:style-name="T7">e</text:span><text:span text:style-name="T7">r</text:span><text:span text:style-name="T7">2</text:span><text:span text:style-name="T7">/</text:span></text:p>
                    <text:list>
                      <text:list-item>
                        <text:p text:style-name="P9"><text:span text:style-name="T17">f</text:span><text:span text:style-name="T17">i</text:span><text:span text:style-name="T17">l</text:span><text:span text:style-name="T17">e</text:span><text:span text:style-name="T17">H</text:span><text:span text:style-name="T17">.</text:span><text:span text:style-name="T17">t</text:span><text:span text:style-name="T17">x</text:span><text:span text:style-name="T17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2" draw:text-style-name="P6" draw:layer="layout" svg:width="12.859cm" svg:height="12.497cm" svg:x="8.502cm" svg:y="2.726cm">
          <draw:text-box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/></text:p>
            <text:p text:style-name="P5"><text:span text:style-name="T3">&gt; 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 </text:span><text:span text:style-name="T4">/ho</text:span><text:span text:style-name="T4">me/</text:span><text:span text:style-name="T4">pot</text:span><text:span text:style-name="T4">ato/</text:span><text:span text:style-name="T4">subf</text:span><text:span text:style-name="T4">olde</text:span><text:span text:style-name="T4">r2/fi</text:span><text:span text:style-name="T4">leH.</text:span><text:span text:style-name="T4">txt</text:span></text:p>
            <text:p text:style-name="P5"><text:span text:style-name="T4"/></text:p>
            <text:p text:style-name="P5"><text:span text:style-name="T3">Sea</text:span><text:span text:style-name="T3">rch( </text:span><text:span text:style-name="T3">“/h</text:span><text:span text:style-name="T3">om</text:span><text:span text:style-name="T3">e/p</text:span><text:span text:style-name="T3">otat</text:span><text:span text:style-name="T3">o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3">Ret</text:span><text:span text:style-name="T3">urn </text:span><text:span text:style-name="T3">resu</text:span><text:span text:style-name="T3">lt </text:span><text:span text:style-name="T3">of </text:span></text:p>
            <text:p text:style-name="P5"><text:span text:style-name="T3"><text:tab/></text:span><text:span text:style-name="T3">Sea</text:span><text:span text:style-name="T3">rch( </text:span><text:span text:style-name="T3">“(…</text:span><text:span text:style-name="T3">)/su</text:span><text:span text:style-name="T3">bfol</text:span><text:span text:style-name="T3">der</text:span><text:span text:style-name="T3">2”, </text:span><text:span text:style-name="T3">“fil</text:span><text:span text:style-name="T3">eH.t</text:span><text:span text:style-name="T3">xt” </text:span><text:span text:style-name="T3">)</text:span></text:p>
            <text:p text:style-name="P5"><text:span text:style-name="T4"/></text:p>
            <text:p text:style-name="P5"><text:span text:style-name="T3"/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33" draw:text-style-name="P10" draw:layer="layout" svg:width="7.459cm" svg:height="10.168cm" svg:x="0.587cm" svg:y="2.726cm">
          <draw:text-box>
            <text:list text:style-name="L1">
              <text:list-item>
                <text:p text:style-name="P9"><text:span text:style-name="T7">/</text:span><text:span text:style-name="T7">h</text:span><text:span text:style-name="T7">o</text:span><text:span text:style-name="T7">m</text:span><text:span text:style-name="T7">e</text:span><text:span text:style-name="T7">/</text:span><text:span text:style-name="T7">p</text:span><text:span text:style-name="T7">o</text:span><text:span text:style-name="T7">t</text:span><text:span text:style-name="T7">a</text:span><text:span text:style-name="T7">t</text:span><text:span text:style-name="T7">o</text:span><text:span text:style-name="T7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G</text:span><text:span text:style-name="T17">.</text:span><text:span text:style-name="T17">t</text:span><text:span text:style-name="T17">x</text:span><text:span text:style-name="T1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17">s</text:span><text:span text:style-name="T17">u</text:span><text:span text:style-name="T17">b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2</text:span><text:span text:style-name="T17">/</text:span></text:p>
                    <text:list>
                      <text:list-item>
                        <text:p text:style-name="P9"><text:span text:style-name="T17">f</text:span><text:span text:style-name="T17">i</text:span><text:span text:style-name="T17">l</text:span><text:span text:style-name="T17">e</text:span><text:span text:style-name="T17">H</text:span><text:span text:style-name="T17">.</text:span><text:span text:style-name="T17">t</text:span><text:span text:style-name="T17">x</text:span><text:span text:style-name="T17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1. </text:span><text:span text:style-name="T1">B</text:span><text:span text:style-name="T1">re</text:span><text:span text:style-name="T1">a</text:span><text:span text:style-name="T1">ki</text:span><text:span text:style-name="T1">n</text:span><text:span text:style-name="T1">g </text:span><text:span text:style-name="T1">u</text:span><text:span text:style-name="T1">p </text:span><text:span text:style-name="T1">T</text:span><text:span text:style-name="T1">a</text:span><text:span text:style-name="T1">s</text:span><text:span text:style-name="T1">k</text:span><text:span text:style-name="T1">s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4" draw:text-style-name="P22" draw:layer="layout" svg:width="12.859cm" svg:height="12.497cm" svg:x="8.502cm" svg:y="2.726cm">
          <draw:text-box>
            <text:p text:style-name="P21"><text:span text:style-name="T4">So </text:span><text:span text:style-name="T4">the </text:span><text:span text:style-name="T4">und</text:span><text:span text:style-name="T4">erlyi</text:span><text:span text:style-name="T4">ng </text:span><text:span text:style-name="T4">stru</text:span><text:span text:style-name="T4">ctur</text:span><text:span text:style-name="T4">e is </text:span><text:span text:style-name="T4">that </text:span><text:span text:style-name="T4">the </text:span><text:span text:style-name="T4">func</text:span><text:span text:style-name="T4">tion </text:span><text:span text:style-name="T4">calls </text:span><text:span text:style-name="T4">itsel</text:span><text:span text:style-name="T4">f </text:span><text:span text:style-name="T4">over </text:span><text:span text:style-name="T4">and </text:span><text:span text:style-name="T4">over </text:span><text:span text:style-name="T4">and </text:span><text:span text:style-name="T4">over</text:span><text:span text:style-name="T4">, </text:span><text:span text:style-name="T4">gen</text:span><text:span text:style-name="T4">erall</text:span><text:span text:style-name="T4">y </text:span><text:span text:style-name="T4">red</text:span><text:span text:style-name="T4">ucin</text:span><text:span text:style-name="T4">g </text:span><text:span text:style-name="T4">the </text:span><text:span text:style-name="T4">task </text:span><text:span text:style-name="T4">to </text:span><text:span text:style-name="T4">be </text:span><text:span text:style-name="T4">don</text:span><text:span text:style-name="T4">e.</text:span></text:p>
            <text:p text:style-name="P21"><text:span text:style-name="T4"/></text:p>
            <text:p text:style-name="P21"><text:span text:style-name="T4">Onc</text:span><text:span text:style-name="T4">e </text:span><text:span text:style-name="T4">the </text:span><text:span text:style-name="T4">task </text:span><text:span text:style-name="T4">is as </text:span><text:span text:style-name="T4">sma</text:span><text:span text:style-name="T4">ll as </text:span><text:span text:style-name="T4">pos</text:span><text:span text:style-name="T4">sibl</text:span><text:span text:style-name="T4">e </text:span><text:span text:style-name="T4">(the </text:span><text:span text:style-name="T4">last </text:span><text:span text:style-name="T4">sub</text:span><text:span text:style-name="T4">dire</text:span><text:span text:style-name="T4">ctor</text:span><text:span text:style-name="T4">y to </text:span><text:span text:style-name="T4">chec</text:span><text:span text:style-name="T4">k in </text:span><text:span text:style-name="T4">a </text:span><text:span text:style-name="T4">pat</text:span><text:span text:style-name="T4">h), it </text:span><text:span text:style-name="T4">will </text:span><text:span text:style-name="T4">hit </text:span><text:span text:style-name="T4">som</text:span><text:span text:style-name="T4">e </text:span><text:span text:style-name="T3">ter</text:span><text:span text:style-name="T3">min</text:span><text:span text:style-name="T3">atin</text:span><text:span text:style-name="T3">g </text:span><text:span text:style-name="T3">cas</text:span><text:span text:style-name="T3">e</text:span><text:span text:style-name="T4">, </text:span><text:span text:style-name="T4">caus</text:span><text:span text:style-name="T4">ing </text:span><text:span text:style-name="T4">it to </text:span><text:span text:style-name="T4">retu</text:span><text:span text:style-name="T4">rn </text:span><text:span text:style-name="T4">som</text:span><text:span text:style-name="T4">e </text:span><text:span text:style-name="T4">valu</text:span><text:span text:style-name="T4">e.</text:span></text:p>
            <text:p text:style-name="P21"><text:span text:style-name="T4"/></text:p>
            <text:p text:style-name="P21"><text:span text:style-name="T4">The </text:span><text:span text:style-name="T4">ter</text:span><text:span text:style-name="T4">min</text:span><text:span text:style-name="T4">atin</text:span><text:span text:style-name="T4">g </text:span><text:span text:style-name="T4">case </text:span><text:span text:style-name="T4">is </text:span><text:span text:style-name="T4">retu</text:span><text:span text:style-name="T4">rne</text:span><text:span text:style-name="T4">d </text:span><text:span text:style-name="T4">thro</text:span><text:span text:style-name="T4">ugh </text:span><text:span text:style-name="T4">eac</text:span><text:span text:style-name="T4">h </text:span><text:span text:style-name="T4">func</text:span><text:span text:style-name="T4">tion </text:span><text:span text:style-name="T4">call, </text:span><text:span text:style-name="T4">and </text:span><text:span text:style-name="T4">we </text:span><text:span text:style-name="T4">retu</text:span><text:span text:style-name="T4">rn </text:span><text:span text:style-name="T4">bac</text:span><text:span text:style-name="T4">k to </text:span><text:span text:style-name="T4">the </text:span><text:span text:style-name="T4">origi</text:span><text:span text:style-name="T4">nal </text:span><text:span text:style-name="T4">func</text:span><text:span text:style-name="T4">tion </text:span><text:span text:style-name="T4">call, </text:span><text:span text:style-name="T4">and </text:span><text:span text:style-name="T4">out </text:span><text:span text:style-name="T4">of </text:span><text:span text:style-name="T4">the </text:span><text:span text:style-name="T4">func</text:span><text:span text:style-name="T4">tion</text:span><text:span text:style-name="T4">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presentation:style-name="pr35" draw:text-style-name="P10" draw:layer="layout" svg:width="7.459cm" svg:height="10.168cm" svg:x="0.587cm" svg:y="2.726cm">
          <draw:text-box>
            <text:list text:style-name="L1">
              <text:list-item>
                <text:p text:style-name="P9"><text:span text:style-name="T17">/</text:span><text:span text:style-name="T17">h</text:span><text:span text:style-name="T17">o</text:span><text:span text:style-name="T17">m</text:span><text:span text:style-name="T17">e</text:span><text:span text:style-name="T17">/</text:span><text:span text:style-name="T17">p</text:span><text:span text:style-name="T17">o</text:span><text:span text:style-name="T17">t</text:span><text:span text:style-name="T17">a</text:span><text:span text:style-name="T17">t</text:span><text:span text:style-name="T17">o</text:span><text:span text:style-name="T17">/</text:span></text:p>
                <text:list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A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B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f</text:span><text:span text:style-name="T6">i</text:span><text:span text:style-name="T6">l</text:span><text:span text:style-name="T6">e</text:span><text:span text:style-name="T6">C</text:span><text:span text:style-name="T6">.</text:span><text:span text:style-name="T6">t</text:span><text:span text:style-name="T6">x</text:span><text:span text:style-name="T6">t</text:span></text:p>
                  </text:list-item>
                  <text:list-item>
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/</text:span></text:p>
                    <text:list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D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f</text:span><text:span text:style-name="T6">i</text:span><text:span text:style-name="T6">l</text:span><text:span text:style-name="T6">e</text:span><text:span text:style-name="T6">E</text:span><text:span text:style-name="T6">.</text:span><text:span text:style-name="T6">t</text:span><text:span text:style-name="T6">x</text:span><text:span text:style-name="T6">t</text:span></text:p>
                      </text:list-item>
                      <text:list-item>
                        <text:p text:style-name="P9"><text:span text:style-name="T6">s</text:span><text:span text:style-name="T6">u</text:span><text:span text:style-name="T6">b</text:span><text:span text:style-name="T6">f</text:span><text:span text:style-name="T6">o</text:span><text:span text:style-name="T6">l</text:span><text:span text:style-name="T6">d</text:span><text:span text:style-name="T6">e</text:span><text:span text:style-name="T6">r</text:span><text:span text:style-name="T6">1</text:span><text:span text:style-name="T6">A</text:span><text:span text:style-name="T6">/</text:span></text:p>
                        <text:list>
                          <text:list-item>
                            <text:p text:style-name="P9"><text:span text:style-name="T6">f</text:span><text:span text:style-name="T6">i</text:span><text:span text:style-name="T6">l</text:span><text:span text:style-name="T6">e</text:span><text:span text:style-name="T6">F</text:span><text:span text:style-name="T6">.</text:span><text:span text:style-name="T6">t</text:span><text:span text:style-name="T6">x</text:span><text:span text:style-name="T6">t</text:span></text:p>
                          </text:list-item>
                          <text:list-item>
                            <text:p text:style-name="P9"><text:span text:style-name="T17">f</text:span><text:span text:style-name="T17">i</text:span><text:span text:style-name="T17">l</text:span><text:span text:style-name="T17">e</text:span><text:span text:style-name="T17">G</text:span><text:span text:style-name="T17">.</text:span><text:span text:style-name="T17">t</text:span><text:span text:style-name="T17">x</text:span><text:span text:style-name="T17">t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9"><text:span text:style-name="T17">s</text:span><text:span text:style-name="T17">u</text:span><text:span text:style-name="T17">b</text:span><text:span text:style-name="T17">f</text:span><text:span text:style-name="T17">o</text:span><text:span text:style-name="T17">l</text:span><text:span text:style-name="T17">d</text:span><text:span text:style-name="T17">e</text:span><text:span text:style-name="T17">r</text:span><text:span text:style-name="T17">2</text:span><text:span text:style-name="T17">/</text:span></text:p>
                    <text:list>
                      <text:list-item>
                        <text:p text:style-name="P9"><text:span text:style-name="T17">f</text:span><text:span text:style-name="T17">i</text:span><text:span text:style-name="T17">l</text:span><text:span text:style-name="T17">e</text:span><text:span text:style-name="T17">H</text:span><text:span text:style-name="T17">.</text:span><text:span text:style-name="T17">t</text:span><text:span text:style-name="T17">x</text:span><text:span text:style-name="T17">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6" draw:master-page-name="Bubbles" presentation:presentation-page-layout-name="AL2T1">
        <office:forms form:automatic-focus="false" form:apply-design-mode="false"/>
        <draw:frame presentation:style-name="pr5" draw:text-style-name="P12" draw:layer="layout" svg:width="25.691cm" svg:height="13.838cm" svg:x="1.086cm" svg:y="1.032cm" presentation:class="title" presentation:user-transformed="true">
          <draw:text-box>
            <text:p><text:span text:style-name="T8">I</text:span><text:span text:style-name="T8">t</text:span><text:span text:style-name="T8">e</text:span><text:span text:style-name="T8">r</text:span><text:span text:style-name="T8">a</text:span><text:span text:style-name="T8">t</text:span><text:span text:style-name="T8">i</text:span><text:span text:style-name="T8">v</text:span><text:span text:style-name="T8">e</text:span><text:span text:style-name="T8"> </text:span><text:span text:style-name="T8">v</text:span><text:span text:style-name="T8">s</text:span><text:span text:style-name="T8">.</text:span><text:span text:style-name="T8"><text:line-break/></text:span><text:span text:style-name="T8">R</text:span><text:span text:style-name="T8">e</text:span><text:span text:style-name="T8">c</text:span><text:span text:style-name="T8">u</text:span><text:span text:style-name="T8">r</text:span><text:span text:style-name="T8">s</text:span><text:span text:style-name="T8">i</text:span><text:span text:style-name="T8">v</text:span><text:span text:style-name="T8">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6" draw:text-style-name="P20" draw:layer="layout" svg:width="20.536cm" svg:height="3.583cm" svg:x="0.585cm" svg:y="2.726cm">
          <draw:text-box>
            <text:p text:style-name="P19"><text:span text:style-name="T13">Le</text:span><text:span text:style-name="T13">t’s </text:span><text:span text:style-name="T13">co</text:span><text:span text:style-name="T13">ve</text:span><text:span text:style-name="T13">r </text:span><text:span text:style-name="T13">so</text:span><text:span text:style-name="T13">m</text:span><text:span text:style-name="T13">e </text:span><text:span text:style-name="T13">ex</text:span><text:span text:style-name="T13">am</text:span><text:span text:style-name="T13">pl</text:span><text:span text:style-name="T13">e </text:span><text:span text:style-name="T13">pr</text:span><text:span text:style-name="T13">ob</text:span><text:span text:style-name="T13">le</text:span><text:span text:style-name="T13">ms </text:span><text:span text:style-name="T13">in </text:span><text:span text:style-name="T13">bo</text:span><text:span text:style-name="T13">th </text:span><text:span text:style-name="T13">an </text:span><text:span text:style-name="T13">ite</text:span><text:span text:style-name="T13">rat</text:span><text:span text:style-name="T13">ive </text:span><text:span text:style-name="T13">an</text:span><text:span text:style-name="T13">d a </text:span><text:span text:style-name="T13">re</text:span><text:span text:style-name="T13">cu</text:span><text:span text:style-name="T13">rsi</text:span><text:span text:style-name="T13">ve </text:span><text:span text:style-name="T13">wa</text:span><text:span text:style-name="T13">y </text:span><text:span text:style-name="T13">to </text:span><text:span text:style-name="T13">hig</text:span><text:span text:style-name="T13">hli</text:span><text:span text:style-name="T13">gh</text:span><text:span text:style-name="T13">t </text:span><text:span text:style-name="T13">th</text:span><text:span text:style-name="T13">e </text:span><text:span text:style-name="T13">di</text:span><text:span text:style-name="T13">ffe</text:span><text:span text:style-name="T13">re</text:span><text:span text:style-name="T13">nc</text:span><text:span text:style-name="T13">es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7" draw:text-style-name="P20" draw:layer="layout" svg:width="20.536cm" svg:height="3.583cm" svg:x="0.585cm" svg:y="2.726cm">
          <draw:text-box>
            <text:p text:style-name="P19"><text:span text:style-name="T13">Thi</text:span><text:span text:style-name="T13">s </text:span><text:span text:style-name="T13">fu</text:span><text:span text:style-name="T13">nc</text:span><text:span text:style-name="T13">tio</text:span><text:span text:style-name="T13">n </text:span><text:span text:style-name="T13">wil</text:span><text:span text:style-name="T13">l </text:span><text:span text:style-name="T13">co</text:span><text:span text:style-name="T13">un</text:span><text:span text:style-name="T13">t </text:span><text:span text:style-name="T13">up </text:span><text:span text:style-name="T13">fro</text:span><text:span text:style-name="T13">m </text:span><text:span text:style-name="T14">st</text:span><text:span text:style-name="T14">ar</text:span><text:span text:style-name="T14">t</text:span><text:span text:style-name="T13"> </text:span><text:span text:style-name="T13">to </text:span><text:span text:style-name="T14">en</text:span><text:span text:style-name="T14">d</text:span><text:span text:style-name="T13">, </text:span><text:span text:style-name="T13">dis</text:span><text:span text:style-name="T13">pla</text:span><text:span text:style-name="T13">yin</text:span><text:span text:style-name="T13">g </text:span><text:span text:style-name="T13">ea</text:span><text:span text:style-name="T13">ch </text:span><text:span text:style-name="T13">val</text:span><text:span text:style-name="T13">ue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 text:style-name="P23"><text:span text:style-name="T18">void CountUp_Iter( int start, int end )</text:span></text:p>
                <text:p text:style-name="P23">{</text:p>
                <text:p text:style-name="P23"><text:span text:style-name="T18"><text:s text:c="4"/></text:span><text:span text:style-name="T18">for ( int i = start; i &lt;= end; i++ )</text:span></text:p>
                <text:p text:style-name="P23"><text:span text:style-name="T18"><text:s text:c="4"/></text:span><text:span text:style-name="T18">{</text:span></text:p>
                <text:p text:style-name="P23"><text:span text:style-name="T18"><text:s text:c="8"/></text:span><text:span text:style-name="T18">cout &lt;&lt; i &lt;&lt; "\t";</text:span></text:p>
                <text:p text:style-name="P23"><text:span text:style-name="T18"><text:s text:c="4"/></text:span><text:span text:style-name="T18">}</text:span></text:p>
                <text:p text:style-name="P23">}</text:p>
              </table:table-cell>
              <table:table-cell table:style-name="ce4">
                <text:p text:style-name="P23"><text:span text:style-name="T18">void CountUp_Rec( int start, int end )</text:span></text:p>
                <text:p text:style-name="P23">{</text:p>
                <text:p text:style-name="P23"><text:span text:style-name="T18"><text:s text:c="4"/></text:span><text:span text:style-name="T18">cout &lt;&lt; start &lt;&lt; "\t";</text:span></text:p>
                <text:p text:style-name="P23"/>
                <text:p text:style-name="P23"><text:span text:style-name="T18"><text:s text:c="4"/></text:span><text:span text:style-name="T18">// Terminating case</text:span></text:p>
                <text:p text:style-name="P23"><text:span text:style-name="T18"><text:s text:c="4"/></text:span><text:span text:style-name="T18">if ( start == end ) </text:span></text:p>
                <text:p text:style-name="P23"><text:span text:style-name="T18"><text:s text:c="8"/></text:span><text:span text:style-name="T18">return;</text:span></text:p>
                <text:p text:style-name="P23"><text:s text:c="4"/></text:p>
                <text:p text:style-name="P23"><text:span text:style-name="T18"><text:s text:c="4"/></text:span><text:span text:style-name="T18">// recursive case</text:span></text:p>
                <text:p text:style-name="P23"><text:span text:style-name="T18"><text:s text:c="4"/></text:span><text:span text:style-name="T18">CountUp_Rec( start+1, end ); </text:span></text:p>
                <text:p text:style-name="P23">}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8" draw:text-style-name="P20" draw:layer="layout" svg:width="20.536cm" svg:height="3.583cm" svg:x="0.585cm" svg:y="2.726cm">
          <draw:text-box>
            <text:p text:style-name="P19"><text:span text:style-name="T13">Thi</text:span><text:span text:style-name="T13">s </text:span><text:span text:style-name="T13">fu</text:span><text:span text:style-name="T13">nc</text:span><text:span text:style-name="T13">tio</text:span><text:span text:style-name="T13">n </text:span><text:span text:style-name="T13">wil</text:span><text:span text:style-name="T13">l </text:span><text:span text:style-name="T13">co</text:span><text:span text:style-name="T13">un</text:span><text:span text:style-name="T13">t </text:span><text:span text:style-name="T13">up </text:span><text:span text:style-name="T13">fro</text:span><text:span text:style-name="T13">m </text:span><text:span text:style-name="T14">st</text:span><text:span text:style-name="T14">ar</text:span><text:span text:style-name="T14">t</text:span><text:span text:style-name="T13"> </text:span><text:span text:style-name="T13">to </text:span><text:span text:style-name="T14">en</text:span><text:span text:style-name="T14">d</text:span><text:span text:style-name="T13">, </text:span><text:span text:style-name="T13">dis</text:span><text:span text:style-name="T13">pla</text:span><text:span text:style-name="T13">yin</text:span><text:span text:style-name="T13">g </text:span><text:span text:style-name="T13">ea</text:span><text:span text:style-name="T13">ch </text:span><text:span text:style-name="T13">val</text:span><text:span text:style-name="T13">ue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 text:style-name="P23"><text:span text:style-name="T18">void CountUp_Iter( int start, int end )</text:span></text:p>
                <text:p text:style-name="P23">{</text:p>
                <text:p text:style-name="P23"><text:span text:style-name="T18"><text:s text:c="4"/></text:span><text:span text:style-name="T18">for ( int i = start; i &lt;= end; i++ )</text:span></text:p>
                <text:p text:style-name="P23"><text:span text:style-name="T18"><text:s text:c="4"/></text:span><text:span text:style-name="T18">{</text:span></text:p>
                <text:p text:style-name="P23"><text:span text:style-name="T18"><text:s text:c="8"/></text:span><text:span text:style-name="T18">cout &lt;&lt; i &lt;&lt; "\t";</text:span></text:p>
                <text:p text:style-name="P23"><text:span text:style-name="T18"><text:s text:c="4"/></text:span><text:span text:style-name="T18">}</text:span></text:p>
                <text:p text:style-name="P23">}</text:p>
              </table:table-cell>
              <table:table-cell table:style-name="ce4">
                <text:p text:style-name="P23"><text:span text:style-name="T18">void CountUp_Rec( int start, int end )</text:span></text:p>
                <text:p text:style-name="P23">{</text:p>
                <text:p text:style-name="P23"><text:span text:style-name="T18"><text:s text:c="4"/></text:span><text:span text:style-name="T18">cout &lt;&lt; start &lt;&lt; "\t";</text:span></text:p>
                <text:p text:style-name="P23"/>
                <text:p text:style-name="P23"><text:span text:style-name="T18"><text:s text:c="4"/></text:span><text:span text:style-name="T18">// Terminating case</text:span></text:p>
                <text:p text:style-name="P23"><text:span text:style-name="T18"><text:s text:c="4"/></text:span><text:span text:style-name="T18">if ( start == end ) </text:span></text:p>
                <text:p text:style-name="P23"><text:span text:style-name="T18"><text:s text:c="8"/></text:span><text:span text:style-name="T18">return;</text:span></text:p>
                <text:p text:style-name="P23"><text:s text:c="4"/></text:p>
                <text:p text:style-name="P23"><text:span text:style-name="T18"><text:s text:c="4"/></text:span><text:span text:style-name="T18">// recursive case</text:span></text:p>
                <text:p text:style-name="P23"><text:span text:style-name="T18"><text:s text:c="4"/></text:span><text:span text:style-name="T18">CountUp_Rec( start+1, end ); </text:span></text:p>
                <text:p text:style-name="P23">}</text:p>
              </table:table-cell>
            </table:table-row>
          </table:table>
          <draw:image xlink:href="Pictures/TablePreview2.svm" xlink:type="simple" xlink:show="embed" xlink:actuate="onLoad"/>
        </draw:frame>
        <draw:rect draw:style-name="gr5" draw:text-style-name="P24" draw:layer="layout" svg:width="9.419cm" svg:height="3.457cm" svg:x="1.553cm" svg:y="11.713cm" draw:corner-radius="0.5cm">
          <text:p text:style-name="P16">The for loop creates a variable,<text:line-break/>i, which walks through a range <text:line-break/>of numbers one at a time.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39" draw:text-style-name="P20" draw:layer="layout" svg:width="20.536cm" svg:height="3.583cm" svg:x="0.585cm" svg:y="2.726cm">
          <draw:text-box>
            <text:p text:style-name="P19"><text:span text:style-name="T13">Thi</text:span><text:span text:style-name="T13">s </text:span><text:span text:style-name="T13">fu</text:span><text:span text:style-name="T13">nc</text:span><text:span text:style-name="T13">tio</text:span><text:span text:style-name="T13">n </text:span><text:span text:style-name="T13">wil</text:span><text:span text:style-name="T13">l </text:span><text:span text:style-name="T13">co</text:span><text:span text:style-name="T13">un</text:span><text:span text:style-name="T13">t </text:span><text:span text:style-name="T13">up </text:span><text:span text:style-name="T13">fro</text:span><text:span text:style-name="T13">m </text:span><text:span text:style-name="T14">st</text:span><text:span text:style-name="T14">ar</text:span><text:span text:style-name="T14">t</text:span><text:span text:style-name="T13"> </text:span><text:span text:style-name="T13">to </text:span><text:span text:style-name="T14">en</text:span><text:span text:style-name="T14">d</text:span><text:span text:style-name="T13">, </text:span><text:span text:style-name="T13">dis</text:span><text:span text:style-name="T13">pla</text:span><text:span text:style-name="T13">yin</text:span><text:span text:style-name="T13">g </text:span><text:span text:style-name="T13">ea</text:span><text:span text:style-name="T13">ch </text:span><text:span text:style-name="T13">val</text:span><text:span text:style-name="T13">ue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 text:style-name="P23"><text:span text:style-name="T18">void CountUp_Iter( int start, int end )</text:span></text:p>
                <text:p text:style-name="P23">{</text:p>
                <text:p text:style-name="P23"><text:span text:style-name="T18"><text:s text:c="4"/></text:span><text:span text:style-name="T18">for ( int i = start; i &lt;= end; i++ )</text:span></text:p>
                <text:p text:style-name="P23"><text:span text:style-name="T18"><text:s text:c="4"/></text:span><text:span text:style-name="T18">{</text:span></text:p>
                <text:p text:style-name="P23"><text:span text:style-name="T18"><text:s text:c="8"/></text:span><text:span text:style-name="T18">cout &lt;&lt; i &lt;&lt; "\t";</text:span></text:p>
                <text:p text:style-name="P23"><text:span text:style-name="T18"><text:s text:c="4"/></text:span><text:span text:style-name="T18">}</text:span></text:p>
                <text:p text:style-name="P23">}</text:p>
              </table:table-cell>
              <table:table-cell table:style-name="ce4">
                <text:p text:style-name="P23"><text:span text:style-name="T18">void CountUp_Rec( int start, int end )</text:span></text:p>
                <text:p text:style-name="P23">{</text:p>
                <text:p text:style-name="P23"><text:span text:style-name="T18"><text:s text:c="4"/></text:span><text:span text:style-name="T18">cout &lt;&lt; start &lt;&lt; "\t";</text:span></text:p>
                <text:p text:style-name="P23"/>
                <text:p text:style-name="P23"><text:span text:style-name="T18"><text:s text:c="4"/></text:span><text:span text:style-name="T18">// Terminating case</text:span></text:p>
                <text:p text:style-name="P23"><text:span text:style-name="T18"><text:s text:c="4"/></text:span><text:span text:style-name="T18">if ( start == end ) </text:span></text:p>
                <text:p text:style-name="P23"><text:span text:style-name="T18"><text:s text:c="8"/></text:span><text:span text:style-name="T18">return;</text:span></text:p>
                <text:p text:style-name="P23"><text:s text:c="4"/></text:p>
                <text:p text:style-name="P23"><text:span text:style-name="T18"><text:s text:c="4"/></text:span><text:span text:style-name="T18">// recursive case</text:span></text:p>
                <text:p text:style-name="P23"><text:span text:style-name="T18"><text:s text:c="4"/></text:span><text:span text:style-name="T18">CountUp_Rec( start+1, end ); </text:span></text:p>
                <text:p text:style-name="P23">}</text:p>
              </table:table-cell>
            </table:table-row>
          </table:table>
          <draw:image xlink:href="Pictures/TablePreview3.svm" xlink:type="simple" xlink:show="embed" xlink:actuate="onLoad"/>
        </draw:frame>
        <draw:rect draw:style-name="gr5" draw:text-style-name="P24" draw:layer="layout" svg:width="9.419cm" svg:height="3.457cm" svg:x="1.553cm" svg:y="11.713cm" draw:corner-radius="0.5cm">
          <text:p text:style-name="P16">The for loop creates a variable,<text:line-break/>i, which walks through a range <text:line-break/>of numbers one at a time.</text:p>
        </draw:rect>
        <draw:rect draw:style-name="gr6" draw:text-style-name="P24" draw:layer="layout" svg:width="9.949cm" svg:height="2.753cm" svg:x="11.307cm" svg:y="12.577cm" draw:corner-radius="0.5cm">
          <text:p text:style-name="P16"><text:span text:style-name="T19">The </text:span><text:span text:style-name="T19">recur</text:span><text:span text:style-name="T19">sive </text:span><text:span text:style-name="T19">funct</text:span><text:span text:style-name="T19">ion </text:span><text:span text:style-name="T19">displa</text:span><text:span text:style-name="T19">ys </text:span><text:span text:style-name="T19">the </text:span><text:span text:style-name="T19">“start</text:span><text:span text:style-name="T19">” </text:span><text:span text:style-name="T19">value</text:span><text:span text:style-name="T19">. If </text:span><text:span text:style-name="T19">“start</text:span><text:span text:style-name="T19">” is </text:span><text:span text:style-name="T19">the </text:span><text:span text:style-name="T19">same </text:span><text:span text:style-name="T19">as </text:span><text:span text:style-name="T19">“end”</text:span><text:span text:style-name="T19">, </text:span><text:span text:style-name="T19">then </text:span><text:span text:style-name="T19">we’re </text:span><text:span text:style-name="T19">done. </text:span><text:span text:style-name="T19">Othe</text:span><text:span text:style-name="T19">rwise</text:span><text:span text:style-name="T19">, call </text:span><text:span text:style-name="T19">the </text:span><text:span text:style-name="T19">funct</text:span><text:span text:style-name="T19">ion </text:span><text:span text:style-name="T19">again</text:span><text:span text:style-name="T19">, </text:span><text:span text:style-name="T19">passi</text:span><text:span text:style-name="T19">ng in </text:span><text:span text:style-name="T19">start</text:span><text:span text:style-name="T19">+1.</text:span>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40" draw:text-style-name="P20" draw:layer="layout" svg:width="20.536cm" svg:height="3.583cm" svg:x="0.585cm" svg:y="2.726cm">
          <draw:text-box>
            <text:p text:style-name="P19"><text:span text:style-name="T13">Co</text:span><text:span text:style-name="T13">m</text:span><text:span text:style-name="T13">pu</text:span><text:span text:style-name="T13">te </text:span><text:span text:style-name="T13">th</text:span><text:span text:style-name="T13">e </text:span><text:span text:style-name="T13">val</text:span><text:span text:style-name="T13">ue </text:span><text:span text:style-name="T13">of </text:span><text:span text:style-name="T20">n!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><text:span text:style-name="T18">int Factorial_Iter( int n )</text:span></text:p>
                <text:p><text:span text:style-name="T18">{</text:span></text:p>
                <text:p><text:span text:style-name="T18"><text:s text:c="4"/></text:span><text:span text:style-name="T18">for ( int i = n-1; i &gt; 0; i--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n *= i;</text:span></text:p>
                <text:p><text:span text:style-name="T18"><text:s text:c="4"/></text:span><text:span text:style-name="T18">}</text:span></text:p>
                <text:p><text:span text:style-name="T18"><text:s text:c="4"/></text:span><text:span text:style-name="T18">return n;</text:span></text:p>
                <text:p><text:span text:style-name="T18">}</text:span></text:p>
              </table:table-cell>
              <table:table-cell table:style-name="ce4">
                <text:p><text:span text:style-name="T18">int Factorial_Rec( int n )</text:span></text:p>
                <text:p><text:span text:style-name="T18">{</text:span></text:p>
                <text:p><text:span text:style-name="T18"><text:s text:c="4"/></text:span><text:span text:style-name="T18">// Terminating case</text:span></text:p>
                <text:p><text:span text:style-name="T18"><text:s text:c="4"/></text:span><text:span text:style-name="T18">if ( n == 0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return 1;</text:span></text:p>
                <text:p><text:span text:style-name="T18"><text:s text:c="4"/></text:span><text:span text:style-name="T18">}</text:span></text:p>
                <text:p><text:span text:style-name="T18"><text:s text:c="4"/></text:span></text:p>
                <text:p><text:span text:style-name="T18"><text:s text:c="4"/></text:span><text:span text:style-name="T18">// Recursive case</text:span></text:p>
                <text:p><text:span text:style-name="T18"><text:s text:c="4"/></text:span><text:span text:style-name="T18">return n * Factorial_Rec( n-1 );</text:span></text:p>
                <text:p><text:span text:style-name="T18">}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41" draw:text-style-name="P20" draw:layer="layout" svg:width="20.536cm" svg:height="3.583cm" svg:x="0.585cm" svg:y="2.726cm">
          <draw:text-box>
            <text:p text:style-name="P19"><text:span text:style-name="T13">Co</text:span><text:span text:style-name="T13">m</text:span><text:span text:style-name="T13">pu</text:span><text:span text:style-name="T13">te </text:span><text:span text:style-name="T13">th</text:span><text:span text:style-name="T13">e </text:span><text:span text:style-name="T13">val</text:span><text:span text:style-name="T13">ue </text:span><text:span text:style-name="T13">of </text:span><text:span text:style-name="T20">n!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><text:span text:style-name="T18">int Factorial_Iter( int n )</text:span></text:p>
                <text:p><text:span text:style-name="T18">{</text:span></text:p>
                <text:p><text:span text:style-name="T18"><text:s text:c="4"/></text:span><text:span text:style-name="T18">for ( int i = n-1; i &gt; 0; i--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n *= i;</text:span></text:p>
                <text:p><text:span text:style-name="T18"><text:s text:c="4"/></text:span><text:span text:style-name="T18">}</text:span></text:p>
                <text:p><text:span text:style-name="T18"><text:s text:c="4"/></text:span><text:span text:style-name="T18">return n;</text:span></text:p>
                <text:p><text:span text:style-name="T18">}</text:span></text:p>
              </table:table-cell>
              <table:table-cell table:style-name="ce4">
                <text:p><text:span text:style-name="T18">int Factorial_Rec( int n )</text:span></text:p>
                <text:p><text:span text:style-name="T18">{</text:span></text:p>
                <text:p><text:span text:style-name="T18"><text:s text:c="4"/></text:span><text:span text:style-name="T18">// Terminating case</text:span></text:p>
                <text:p><text:span text:style-name="T18"><text:s text:c="4"/></text:span><text:span text:style-name="T18">if ( n == 0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return 1;</text:span></text:p>
                <text:p><text:span text:style-name="T18"><text:s text:c="4"/></text:span><text:span text:style-name="T18">}</text:span></text:p>
                <text:p><text:span text:style-name="T18"><text:s text:c="4"/></text:span></text:p>
                <text:p><text:span text:style-name="T18"><text:s text:c="4"/></text:span><text:span text:style-name="T18">// Recursive case</text:span></text:p>
                <text:p><text:span text:style-name="T18"><text:s text:c="4"/></text:span><text:span text:style-name="T18">return n * Factorial_Rec( n-1 );</text:span></text:p>
                <text:p><text:span text:style-name="T18">}</text:span></text:p>
              </table:table-cell>
            </table:table-row>
          </table:table>
          <draw:image xlink:href="Pictures/TablePreview5.svm" xlink:type="simple" xlink:show="embed" xlink:actuate="onLoad"/>
        </draw:frame>
        <draw:rect draw:style-name="gr6" draw:text-style-name="P24" draw:layer="layout" svg:width="9.949cm" svg:height="2.753cm" svg:x="1.148cm" svg:y="12.579cm" draw:corner-radius="0.5cm">
          <text:p text:style-name="P16"><text:span text:style-name="T19">In </text:span><text:span text:style-name="T19">the </text:span><text:span text:style-name="T19">for </text:span><text:span text:style-name="T19">loop, </text:span><text:span text:style-name="T19">start </text:span><text:span text:style-name="T19">at </text:span><text:span text:style-name="T21">n-1</text:span><text:span text:style-name="T22"> </text:span><text:span text:style-name="T22">and </text:span><text:span text:style-name="T22">go </text:span><text:span text:style-name="T22">until </text:span><text:span text:style-name="T22">the </text:span><text:span text:style-name="T22">value </text:span><text:span text:style-name="T22">of 1. </text:span><text:span text:style-name="T22">Withi</text:span><text:span text:style-name="T22">n the </text:span><text:span text:style-name="T22">loop, </text:span><text:span text:style-name="T22">multi</text:span><text:span text:style-name="T22">ply n </text:span><text:span text:style-name="T22">by </text:span><text:span text:style-name="T22">the </text:span><text:span text:style-name="T22">curre</text:span><text:span text:style-name="T22">nt </text:span><text:span text:style-name="T22">value </text:span><text:span text:style-name="T22">of </text:span><text:span text:style-name="T21">i</text:span><text:span text:style-name="T22"> </text:span><text:span text:style-name="T22">each </text:span><text:span text:style-name="T22">time.</text:span></text:p>
          <text:p text:style-name="P16"><text:span text:style-name="T22"/></text:p>
          <text:p text:style-name="P16"><text:span text:style-name="T22">Retur</text:span><text:span text:style-name="T22">n </text:span><text:span text:style-name="T21">n</text:span><text:span text:style-name="T22"> </text:span><text:span text:style-name="T22">once </text:span><text:span text:style-name="T22">finish</text:span><text:span text:style-name="T22">ed.</text:span>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42" draw:text-style-name="P20" draw:layer="layout" svg:width="20.536cm" svg:height="3.583cm" svg:x="0.585cm" svg:y="2.726cm">
          <draw:text-box>
            <text:p text:style-name="P19"><text:span text:style-name="T13">Co</text:span><text:span text:style-name="T13">m</text:span><text:span text:style-name="T13">pu</text:span><text:span text:style-name="T13">te </text:span><text:span text:style-name="T13">th</text:span><text:span text:style-name="T13">e </text:span><text:span text:style-name="T13">val</text:span><text:span text:style-name="T13">ue </text:span><text:span text:style-name="T13">of </text:span><text:span text:style-name="T20">n!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standard" draw:layer="layout" svg:width="19.977cm" svg:height="8.812cm" svg:x="1.26cm" svg:y="6.16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Function definition – iterative</text:p>
              </table:table-cell>
              <table:table-cell table:style-name="ce2">
                <text:p>Function definition – recursive</text:p>
              </table:table-cell>
            </table:table-row>
            <table:table-row table:style-name="ro2">
              <table:table-cell table:style-name="ce3">
                <text:p><text:span text:style-name="T18">int Factorial_Iter( int n )</text:span></text:p>
                <text:p><text:span text:style-name="T18">{</text:span></text:p>
                <text:p><text:span text:style-name="T18"><text:s text:c="4"/></text:span><text:span text:style-name="T18">for ( int i = n-1; i &gt; 0; i--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n *= i;</text:span></text:p>
                <text:p><text:span text:style-name="T18"><text:s text:c="4"/></text:span><text:span text:style-name="T18">}</text:span></text:p>
                <text:p><text:span text:style-name="T18"><text:s text:c="4"/></text:span><text:span text:style-name="T18">return n;</text:span></text:p>
                <text:p><text:span text:style-name="T18">}</text:span></text:p>
              </table:table-cell>
              <table:table-cell table:style-name="ce4">
                <text:p><text:span text:style-name="T18">int Factorial_Rec( int n )</text:span></text:p>
                <text:p><text:span text:style-name="T18">{</text:span></text:p>
                <text:p><text:span text:style-name="T18"><text:s text:c="4"/></text:span><text:span text:style-name="T18">// Terminating case</text:span></text:p>
                <text:p><text:span text:style-name="T18"><text:s text:c="4"/></text:span><text:span text:style-name="T18">if ( n == 0 )</text:span></text:p>
                <text:p><text:span text:style-name="T18"><text:s text:c="4"/></text:span><text:span text:style-name="T18">{</text:span></text:p>
                <text:p><text:span text:style-name="T18"><text:s text:c="8"/></text:span><text:span text:style-name="T18">return 1;</text:span></text:p>
                <text:p><text:span text:style-name="T18"><text:s text:c="4"/></text:span><text:span text:style-name="T18">}</text:span></text:p>
                <text:p><text:span text:style-name="T18"><text:s text:c="4"/></text:span></text:p>
                <text:p><text:span text:style-name="T18"><text:s text:c="4"/></text:span><text:span text:style-name="T18">// Recursive case</text:span></text:p>
                <text:p><text:span text:style-name="T18"><text:s text:c="4"/></text:span><text:span text:style-name="T18">return n * Factorial_Rec( n-1 );</text:span></text:p>
                <text:p><text:span text:style-name="T18">}</text:span></text:p>
              </table:table-cell>
            </table:table-row>
          </table:table>
          <draw:image xlink:href="Pictures/TablePreview6.svm" xlink:type="simple" xlink:show="embed" xlink:actuate="onLoad"/>
        </draw:frame>
        <draw:rect draw:style-name="gr6" draw:text-style-name="P24" draw:layer="layout" svg:width="9.949cm" svg:height="2.753cm" svg:x="1.147cm" svg:y="12.578cm" draw:corner-radius="0.5cm">
          <text:p text:style-name="P16"><text:span text:style-name="T19">In </text:span><text:span text:style-name="T19">the </text:span><text:span text:style-name="T19">for </text:span><text:span text:style-name="T19">loop, </text:span><text:span text:style-name="T19">start </text:span><text:span text:style-name="T19">at </text:span><text:span text:style-name="T21">n-1</text:span><text:span text:style-name="T22"> </text:span><text:span text:style-name="T22">and </text:span><text:span text:style-name="T22">go </text:span><text:span text:style-name="T22">until </text:span><text:span text:style-name="T22">the </text:span><text:span text:style-name="T22">value </text:span><text:span text:style-name="T22">of 1. </text:span><text:span text:style-name="T22">Withi</text:span><text:span text:style-name="T22">n the </text:span><text:span text:style-name="T22">loop, </text:span><text:span text:style-name="T22">multi</text:span><text:span text:style-name="T22">ply n </text:span><text:span text:style-name="T22">by </text:span><text:span text:style-name="T22">the </text:span><text:span text:style-name="T22">curre</text:span><text:span text:style-name="T22">nt </text:span><text:span text:style-name="T22">value </text:span><text:span text:style-name="T22">of </text:span><text:span text:style-name="T21">i</text:span><text:span text:style-name="T22"> </text:span><text:span text:style-name="T22">each </text:span><text:span text:style-name="T22">time.</text:span></text:p>
          <text:p text:style-name="P16"><text:span text:style-name="T22"/></text:p>
          <text:p text:style-name="P16"><text:span text:style-name="T22">Retur</text:span><text:span text:style-name="T22">n </text:span><text:span text:style-name="T21">n</text:span><text:span text:style-name="T22"> </text:span><text:span text:style-name="T22">once </text:span><text:span text:style-name="T22">finish</text:span><text:span text:style-name="T22">ed.</text:span></text:p>
        </draw:rect>
        <draw:rect draw:style-name="gr6" draw:text-style-name="P24" draw:layer="layout" svg:width="9.949cm" svg:height="2.753cm" svg:x="11.309cm" svg:y="12.579cm" draw:corner-radius="0.5cm">
          <text:p text:style-name="P16"><text:span text:style-name="T19">If the </text:span><text:span text:style-name="T21">n</text:span><text:span text:style-name="T22"> </text:span><text:span text:style-name="T22">value </text:span><text:span text:style-name="T22">passe</text:span><text:span text:style-name="T22">d in is </text:span><text:span text:style-name="T22">0, </text:span><text:span text:style-name="T22">then </text:span><text:span text:style-name="T22">just </text:span><text:span text:style-name="T22">retur</text:span><text:span text:style-name="T22">n 1.</text:span></text:p>
          <text:p text:style-name="P16"><text:span text:style-name="T22"/></text:p>
          <text:p text:style-name="P16"><text:span text:style-name="T22">Othe</text:span><text:span text:style-name="T22">rwise</text:span><text:span text:style-name="T22">, </text:span><text:span text:style-name="T22">retur</text:span><text:span text:style-name="T22">n the </text:span><text:span text:style-name="T22">curre</text:span><text:span text:style-name="T22">nt </text:span><text:span text:style-name="T22">value </text:span><text:span text:style-name="T22">of </text:span><text:span text:style-name="T21">n</text:span><text:span text:style-name="T22"> </text:span><text:span text:style-name="T22">times </text:span><text:span text:style-name="T22">Facto</text:span><text:span text:style-name="T22">rial of </text:span><text:span text:style-name="T21">n-1</text:span><text:span text:style-name="T22">.</text:span></text:p>
        </draw:rect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43" draw:text-style-name="P20" draw:layer="layout" svg:width="10.431cm" svg:height="10.768cm" svg:x="10.69cm" svg:y="2.726cm">
          <draw:text-box>
            <text:p text:style-name="P19"><text:span text:style-name="T13">Fo</text:span><text:span text:style-name="T13">r a </text:span><text:span text:style-name="T13">re</text:span><text:span text:style-name="T13">cu</text:span><text:span text:style-name="T13">rsi</text:span><text:span text:style-name="T13">ve </text:span><text:span text:style-name="T13">fu</text:span><text:span text:style-name="T13">nc</text:span><text:span text:style-name="T13">tio</text:span><text:span text:style-name="T13">n, </text:span><text:span text:style-name="T13">we </text:span><text:span text:style-name="T13">ne</text:span><text:span text:style-name="T13">ed </text:span><text:span text:style-name="T13">to </text:span><text:span text:style-name="T13">ha</text:span><text:span text:style-name="T13">ve </text:span><text:span text:style-name="T13">on</text:span><text:span text:style-name="T13">e </text:span><text:span text:style-name="T13">or </text:span><text:span text:style-name="T13">m</text:span><text:span text:style-name="T13">or</text:span><text:span text:style-name="T13">e </text:span><text:span text:style-name="T14">te</text:span><text:span text:style-name="T14">rm</text:span><text:span text:style-name="T14">in</text:span><text:span text:style-name="T14">ati</text:span><text:span text:style-name="T14">ng </text:span><text:span text:style-name="T14">ca</text:span><text:span text:style-name="T14">se</text:span><text:span text:style-name="T14">s</text:span><text:span text:style-name="T15">,</text:span></text:p>
            <text:p text:style-name="P19"><text:span text:style-name="T15">wh</text:span><text:span text:style-name="T15">er</text:span><text:span text:style-name="T15">e </text:span><text:span text:style-name="T15">we </text:span><text:span text:style-name="T15">ret</text:span><text:span text:style-name="T15">ur</text:span><text:span text:style-name="T15">n </text:span><text:span text:style-name="T15">so</text:span><text:span text:style-name="T15">m</text:span><text:span text:style-name="T15">e </text:span><text:span text:style-name="T15">val</text:span><text:span text:style-name="T15">ue, </text:span><text:span text:style-name="T15">an</text:span><text:span text:style-name="T15">d </text:span><text:span text:style-name="T15">we </text:span><text:span text:style-name="T15">ne</text:span><text:span text:style-name="T15">ed </text:span><text:span text:style-name="T15">a </text:span><text:span text:style-name="T14">re</text:span><text:span text:style-name="T14">cu</text:span><text:span text:style-name="T14">rsi</text:span><text:span text:style-name="T14">ve </text:span><text:span text:style-name="T14">ca</text:span><text:span text:style-name="T14">se</text:span><text:span text:style-name="T15">, </text:span><text:span text:style-name="T15">wh</text:span><text:span text:style-name="T15">er</text:span><text:span text:style-name="T15">e </text:span><text:span text:style-name="T15">th</text:span><text:span text:style-name="T15">e </text:span><text:span text:style-name="T15">fu</text:span><text:span text:style-name="T15">nc</text:span><text:span text:style-name="T15">tio</text:span><text:span text:style-name="T15">n </text:span><text:span text:style-name="T15">is </text:span><text:span text:style-name="T15">cal</text:span><text:span text:style-name="T15">le</text:span><text:span text:style-name="T15">d </text:span><text:span text:style-name="T15">ag</text:span><text:span text:style-name="T15">ain </text:span><text:span text:style-name="T15">wi</text:span><text:span text:style-name="T15">th </text:span><text:span text:style-name="T15">di</text:span><text:span text:style-name="T15">ffe</text:span><text:span text:style-name="T15">re</text:span><text:span text:style-name="T15">nt </text:span><text:span text:style-name="T15">ar</text:span><text:span text:style-name="T15">gu</text:span><text:span text:style-name="T15">m</text:span><text:span text:style-name="T15">en</text:span><text:span text:style-name="T15">ts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gr7" draw:text-style-name="P25" draw:layer="layout" svg:width="9.176cm" svg:height="5.702cm" svg:x="0.667cm" svg:y="2.694cm">
          <draw:text-box>
            <text:p><text:span text:style-name="T18">int </text:span><text:span text:style-name="T18">Factor</text:span><text:span text:style-name="T18">ial_Re</text:span><text:span text:style-name="T18">c( int </text:span><text:span text:style-name="T18">n )</text:span></text:p>
            <text:p><text:span text:style-name="T18">{</text:span></text:p>
            <text:p><text:span text:style-name="T18"><text:s text:c="4"/></text:span><text:span text:style-name="T18">// </text:span><text:span text:style-name="T18">Termin</text:span><text:span text:style-name="T18">ating </text:span><text:span text:style-name="T18">case</text:span></text:p>
            <text:p><text:span text:style-name="T18"><text:s text:c="4"/></text:span><text:span text:style-name="T18">if </text:span><text:span text:style-name="T18">( n == </text:span><text:span text:style-name="T18">0 )</text:span></text:p>
            <text:p><text:span text:style-name="T18"><text:s text:c="4"/></text:span><text:span text:style-name="T18">{</text:span></text:p>
            <text:p><text:span text:style-name="T18"><text:s text:c="7"/></text:span><text:span text:style-name="T18"><text:s/></text:span><text:span text:style-name="T18">return </text:span><text:span text:style-name="T18">1;</text:span></text:p>
            <text:p><text:span text:style-name="T18"><text:s text:c="4"/></text:span><text:span text:style-name="T18">}</text:span></text:p>
            <text:p><text:span text:style-name="T18"><text:s text:c="4"/></text:span></text:p>
            <text:p><text:span text:style-name="T18"><text:s text:c="4"/></text:span><text:span text:style-name="T18">// </text:span><text:span text:style-name="T18">Recurs</text:span><text:span text:style-name="T18">ive </text:span><text:span text:style-name="T18">case</text:span></text:p>
            <text:p><text:span text:style-name="T18"><text:s text:c="4"/></text:span><text:span text:style-name="T18">return </text:span><text:span text:style-name="T18">n * </text:span><text:span text:style-name="T18">Factor</text:span><text:span text:style-name="T18">ial_Re</text:span><text:span text:style-name="T18">c( n-1 </text:span><text:span text:style-name="T18">);</text:span></text:p>
            <text:p><text:span text:style-name="T18">}</text:span></text:p>
          </draw:text-box>
        </draw:frame>
        <draw:line draw:style-name="gr8" draw:text-style-name="P26" draw:layer="layout" svg:x1="10.354cm" svg:y1="5.363cm" svg:x2="5.221cm" svg:y2="4.728cm">
          <text:p/>
        </draw:line>
        <draw:line draw:style-name="gr8" draw:text-style-name="P26" draw:layer="layout" svg:x1="10.178cm" svg:y1="8.502cm" svg:x2="7.885cm" svg:y2="7.479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Bubbles" presentation:presentation-page-layout-name="AL1T0">
        <office:forms form:automatic-focus="false" form:apply-design-mode="false"/>
        <draw:frame presentation:style-name="pr1" draw:text-style-name="P2" draw:layer="layout" svg:width="25.199cm" svg:height="2.16cm" svg:x="0.376cm" svg:y="0.13cm" presentation:class="title" presentation:user-transformed="true">
          <draw:text-box>
            <text:p text:style-name="P1"><text:span text:style-name="T1">2. </text:span><text:span text:style-name="T1">It</text:span><text:span text:style-name="T1">er</text:span><text:span text:style-name="T1">a</text:span><text:span text:style-name="T1">ti</text:span><text:span text:style-name="T1">v</text:span><text:span text:style-name="T1">e </text:span><text:span text:style-name="T1">v</text:span><text:span text:style-name="T1">s. </text:span><text:span text:style-name="T1">R</text:span><text:span text:style-name="T1">ec</text:span><text:span text:style-name="T1">u</text:span><text:span text:style-name="T1">rs</text:span><text:span text:style-name="T1">i</text:span><text:span text:style-name="T1">v</text:span><text:span text:style-name="T1">e</text:span></text:p>
          </draw:text-box>
        </draw:frame>
        <draw:frame draw:style-name="gr1" draw:text-style-name="P4" draw:layer="layout" svg:width="5.744cm" svg:height="0.963cm" svg:x="21.858cm" svg:y="2.403cm">
          <draw:text-box>
            <text:p text:style-name="P3"><text:span text:style-name="T2">Not</text:span><text:span text:style-name="T2">es</text:span></text:p>
          </draw:text-box>
        </draw:frame>
        <draw:frame presentation:style-name="pr44" draw:text-style-name="P20" draw:layer="layout" svg:width="10.431cm" svg:height="11.32cm" svg:x="10.69cm" svg:y="2.726cm">
          <draw:text-box>
            <text:p text:style-name="P19"><text:span text:style-name="T13">Fo</text:span><text:span text:style-name="T13">r </text:span><text:span text:style-name="T13">ea</text:span><text:span text:style-name="T13">ch </text:span><text:span text:style-name="T13">of </text:span><text:span text:style-name="T13">th</text:span><text:span text:style-name="T13">es</text:span><text:span text:style-name="T13">e, </text:span><text:span text:style-name="T13">th</text:span><text:span text:style-name="T13">e </text:span><text:span text:style-name="T13">re</text:span><text:span text:style-name="T13">cu</text:span><text:span text:style-name="T13">rsi</text:span><text:span text:style-name="T13">ve </text:span><text:span text:style-name="T13">ca</text:span><text:span text:style-name="T13">se </text:span><text:span text:style-name="T13">wh</text:span><text:span text:style-name="T13">ittl</text:span><text:span text:style-name="T13">es </text:span><text:span text:style-name="T13">do</text:span><text:span text:style-name="T13">wn </text:span><text:span text:style-name="T13">th</text:span><text:span text:style-name="T13">e </text:span><text:span text:style-name="T13">pr</text:span><text:span text:style-name="T13">ob</text:span><text:span text:style-name="T13">le</text:span><text:span text:style-name="T13">m </text:span><text:span text:style-name="T13">se</text:span><text:span text:style-name="T13">t </text:span><text:span text:style-name="T13">th</text:span><text:span text:style-name="T13">at </text:span><text:span text:style-name="T13">we</text:span><text:span text:style-name="T13">’re </text:span><text:span text:style-name="T13">wo</text:span><text:span text:style-name="T13">rki</text:span><text:span text:style-name="T13">ng </text:span><text:span text:style-name="T13">wi</text:span><text:span text:style-name="T13">th.</text:span></text:p>
            <text:p text:style-name="P19"><text:span text:style-name="T13"/></text:p>
            <text:p text:style-name="P19"><text:span text:style-name="T13">W</text:span><text:span text:style-name="T13">e </text:span><text:span text:style-name="T13">ke</text:span><text:span text:style-name="T13">ep </text:span><text:span text:style-name="T13">cal</text:span><text:span text:style-name="T13">lin</text:span><text:span text:style-name="T13">g </text:span><text:span text:style-name="T13">th</text:span><text:span text:style-name="T13">e </text:span><text:span text:style-name="T13">fu</text:span><text:span text:style-name="T13">nc</text:span><text:span text:style-name="T13">tio</text:span><text:span text:style-name="T13">n </text:span><text:span text:style-name="T13">ov</text:span><text:span text:style-name="T13">er </text:span><text:span text:style-name="T13">an</text:span><text:span text:style-name="T13">d </text:span><text:span text:style-name="T13">ov</text:span><text:span text:style-name="T13">er </text:span><text:span text:style-name="T13">un</text:span><text:span text:style-name="T13">til </text:span><text:span text:style-name="T13">we </text:span><text:span text:style-name="T13">fin</text:span><text:span text:style-name="T13">all</text:span><text:span text:style-name="T13">y </text:span><text:span text:style-name="T13">hit </text:span><text:span text:style-name="T13">a </text:span><text:span text:style-name="T13">ter</text:span><text:span text:style-name="T13">mi</text:span><text:span text:style-name="T13">na</text:span><text:span text:style-name="T13">tin</text:span><text:span text:style-name="T13">g </text:span><text:span text:style-name="T13">ca</text:span><text:span text:style-name="T13">se, </text:span><text:span text:style-name="T13">wh</text:span><text:span text:style-name="T13">ich </text:span><text:span text:style-name="T13">ca</text:span><text:span text:style-name="T13">us</text:span><text:span text:style-name="T13">es </text:span><text:span text:style-name="T13">a </text:span><text:span text:style-name="T13">ch</text:span><text:span text:style-name="T13">ain</text:span><text:span text:style-name="T13">-</text:span><text:span text:style-name="T13">re</text:span><text:span text:style-name="T13">act</text:span><text:span text:style-name="T13">io</text:span><text:span text:style-name="T13">n </text:span><text:span text:style-name="T13">of </text:span><text:span text:style-name="T13">ret</text:span><text:span text:style-name="T13">ur</text:span><text:span text:style-name="T13">ns.</text:span></text:p>
          </draw:text-box>
        </draw:frame>
        <draw:frame draw:style-name="gr2" draw:text-style-name="P8" draw:layer="layout" svg:width="1.831cm" svg:height="1.205cm" svg:x="26.194cm" svg:y="14.851cm">
          <draw:text-box>
            <text:p text:style-name="P7"><text:span text:style-name="T5">(</text:span><text:span text:style-name="T5"><text:page-number>&lt;number&gt;</text:page-number></text:span><text:span text:style-name="T5">/</text:span><text:span text:style-name="T5"><text:page-count>31</text:page-count></text:span><text:span text:style-name="T5">)</text:span></text:p>
          </draw:text-box>
        </draw:frame>
        <draw:frame draw:style-name="gr7" draw:text-style-name="P25" draw:layer="layout" svg:width="9.176cm" svg:height="5.702cm" svg:x="0.667cm" svg:y="2.694cm">
          <draw:text-box>
            <text:p><text:span text:style-name="T18">int </text:span><text:span text:style-name="T18">Factor</text:span><text:span text:style-name="T18">ial_Re</text:span><text:span text:style-name="T18">c( int </text:span><text:span text:style-name="T18">n )</text:span></text:p>
            <text:p><text:span text:style-name="T18">{</text:span></text:p>
            <text:p><text:span text:style-name="T18"><text:s text:c="4"/></text:span><text:span text:style-name="T18">// </text:span><text:span text:style-name="T18">Termin</text:span><text:span text:style-name="T18">ating </text:span><text:span text:style-name="T18">case</text:span></text:p>
            <text:p><text:span text:style-name="T18"><text:s text:c="4"/></text:span><text:span text:style-name="T18">if </text:span><text:span text:style-name="T18">( n == </text:span><text:span text:style-name="T18">0 )</text:span></text:p>
            <text:p><text:span text:style-name="T18"><text:s text:c="4"/></text:span><text:span text:style-name="T18">{</text:span></text:p>
            <text:p><text:span text:style-name="T18"><text:s text:c="7"/></text:span><text:span text:style-name="T18"><text:s/></text:span><text:span text:style-name="T18">return </text:span><text:span text:style-name="T18">1;</text:span></text:p>
            <text:p><text:span text:style-name="T18"><text:s text:c="4"/></text:span><text:span text:style-name="T18">}</text:span></text:p>
            <text:p><text:span text:style-name="T18"><text:s text:c="4"/></text:span></text:p>
            <text:p><text:span text:style-name="T18"><text:s text:c="4"/></text:span><text:span text:style-name="T18">// </text:span><text:span text:style-name="T18">Recurs</text:span><text:span text:style-name="T18">ive </text:span><text:span text:style-name="T18">case</text:span></text:p>
            <text:p><text:span text:style-name="T18"><text:s text:c="4"/></text:span><text:span text:style-name="T18">return </text:span><text:span text:style-name="T18">n * </text:span><text:span text:style-name="T18">Factor</text:span><text:span text:style-name="T18">ial_Re</text:span><text:span text:style-name="T18">c( n-1 </text:span><text:span text:style-name="T18">);</text:span></text:p>
            <text:p><text:span text:style-name="T18">}</text:span></text:p>
          </draw:text-box>
        </draw:frame>
        <draw:frame draw:style-name="gr9" draw:text-style-name="P27" draw:layer="layout" svg:width="9.458cm" svg:height="5.737cm" svg:x="0.685cm" svg:y="8.815cm">
          <draw:text-box>
            <text:p text:style-name="P23"><text:span text:style-name="T18">void </text:span><text:span text:style-name="T18">CountU</text:span><text:span text:style-name="T18">p_Rec( </text:span><text:span text:style-name="T18">int </text:span><text:span text:style-name="T18">start, </text:span><text:span text:style-name="T18">int </text:span><text:span text:style-name="T18">end )</text:span></text:p>
            <text:p text:style-name="P23">{</text:p>
            <text:p text:style-name="P23"><text:span text:style-name="T18"><text:s text:c="4"/></text:span><text:span text:style-name="T18">cout </text:span><text:span text:style-name="T18">&lt;&lt; </text:span><text:span text:style-name="T18">start </text:span><text:span text:style-name="T18">&lt;&lt; </text:span><text:span text:style-name="T18">"\t";</text:span></text:p>
            <text:p text:style-name="P23"/>
            <text:p text:style-name="P23"><text:span text:style-name="T18"><text:s text:c="4"/></text:span><text:span text:style-name="T18">// </text:span><text:span text:style-name="T18">Termin</text:span><text:span text:style-name="T18">ating </text:span><text:span text:style-name="T18">case</text:span></text:p>
            <text:p text:style-name="P23"><text:span text:style-name="T18"><text:s text:c="4"/></text:span><text:span text:style-name="T18">if </text:span><text:span text:style-name="T18">( star</text:span><text:span text:style-name="T18">t == </text:span><text:span text:style-name="T18">end ) </text:span></text:p>
            <text:p text:style-name="P23"><text:span text:style-name="T18"><text:s text:c="7"/></text:span><text:span text:style-name="T18"><text:s/></text:span><text:span text:style-name="T18">return</text:span><text:span text:style-name="T18">;</text:span></text:p>
            <text:p text:style-name="P23"><text:s text:c="4"/></text:p>
            <text:p text:style-name="P23"><text:span text:style-name="T18"><text:s text:c="4"/></text:span><text:span text:style-name="T18">// </text:span><text:span text:style-name="T18">recurs</text:span><text:span text:style-name="T18">ive </text:span><text:span text:style-name="T18">case</text:span></text:p>
            <text:p text:style-name="P23"><text:span text:style-name="T18"><text:s text:c="4"/></text:span><text:span text:style-name="T18">CountU</text:span><text:span text:style-name="T18">p_Rec( </text:span><text:span text:style-name="T18">start+</text:span><text:span text:style-name="T18">1, end </text:span><text:span text:style-name="T18">); </text:span></text:p>
            <text:p text:style-name="P23">}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7" draw:master-page-name="Bubbles" presentation:presentation-page-layout-name="AL1T0">
        <office:forms form:automatic-focus="false" form:apply-design-mode="false"/>
        <draw:frame presentation:style-name="pr1" draw:text-style-name="P2" draw:layer="layout" svg:width="26.335cm" svg:height="2.16cm" svg:x="0.289cm" svg:y="0.142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45" draw:text-style-name="P15" draw:layer="layout" svg:width="25.557cm" svg:height="11.657cm" svg:x="1.263cm" svg:y="3.087cm">
          <draw:text-box>
            <text:p text:style-name="P1"><text:span text:style-name="T11">W</text:span><text:span text:style-name="T11">e </text:span><text:span text:style-name="T11">wil</text:span><text:span text:style-name="T11">l </text:span><text:span text:style-name="T11">wo</text:span><text:span text:style-name="T11">rk </text:span><text:span text:style-name="T11">wi</text:span><text:span text:style-name="T11">th </text:span><text:span text:style-name="T11">re</text:span><text:span text:style-name="T11">cu</text:span><text:span text:style-name="T11">rsi</text:span><text:span text:style-name="T11">on </text:span><text:span text:style-name="T11">m</text:span><text:span text:style-name="T11">or</text:span><text:span text:style-name="T11">e </text:span><text:span text:style-name="T11">in </text:span><text:span text:style-name="T11">Ch</text:span><text:span text:style-name="T11">ap</text:span><text:span text:style-name="T11">ter </text:span><text:span text:style-name="T11">5, </text:span><text:span text:style-name="T11">an</text:span><text:span text:style-name="T11">d </text:span><text:span text:style-name="T11">re</text:span><text:span text:style-name="T11">cu</text:span><text:span text:style-name="T11">rsi</text:span><text:span text:style-name="T11">on </text:span><text:span text:style-name="T11">wil</text:span><text:span text:style-name="T11">l </text:span><text:span text:style-name="T11">re</text:span><text:span text:style-name="T11">all</text:span><text:span text:style-name="T11">y </text:span><text:span text:style-name="T11">co</text:span><text:span text:style-name="T11">m</text:span><text:span text:style-name="T11">e </text:span><text:span text:style-name="T11">in </text:span><text:span text:style-name="T11">ha</text:span><text:span text:style-name="T11">nd</text:span><text:span text:style-name="T11">y </text:span><text:span text:style-name="T11">on</text:span><text:span text:style-name="T11">ce </text:span><text:span text:style-name="T11">we</text:span><text:span text:style-name="T11">’re </text:span><text:span text:style-name="T11">wo</text:span><text:span text:style-name="T11">rki</text:span><text:span text:style-name="T11">ng </text:span><text:span text:style-name="T11">wi</text:span><text:span text:style-name="T11">th </text:span><text:span text:style-name="T11">tr</text:span><text:span text:style-name="T11">ee</text:span><text:span text:style-name="T11">s.</text:span></text:p>
            <text:p text:style-name="P1"><text:span text:style-name="T11"/></text:p>
            <text:p text:style-name="P1"><text:span text:style-name="T11">Fo</text:span><text:span text:style-name="T11">r </text:span><text:span text:style-name="T11">no</text:span><text:span text:style-name="T11">w, </text:span><text:span text:style-name="T11">it’s </text:span><text:span text:style-name="T11">go</text:span><text:span text:style-name="T11">od </text:span><text:span text:style-name="T11">to </text:span><text:span text:style-name="T11">ge</text:span><text:span text:style-name="T11">t </text:span><text:span text:style-name="T11">so</text:span><text:span text:style-name="T11">m</text:span><text:span text:style-name="T11">e </text:span><text:span text:style-name="T11">pr</text:span><text:span text:style-name="T11">ac</text:span><text:span text:style-name="T11">tic</text:span><text:span text:style-name="T11">e </text:span><text:span text:style-name="T11">wi</text:span><text:span text:style-name="T11">th </text:span><text:span text:style-name="T11">sm</text:span><text:span text:style-name="T11">all </text:span><text:span text:style-name="T11">pr</text:span><text:span text:style-name="T11">ob</text:span><text:span text:style-name="T11">le</text:span><text:span text:style-name="T11">ms </text:span><text:span text:style-name="T11">to </text:span><text:span text:style-name="T11">he</text:span><text:span text:style-name="T11">lp </text:span><text:span text:style-name="T11">yo</text:span><text:span text:style-name="T11">u </text:span><text:span text:style-name="T11">le</text:span><text:span text:style-name="T11">ar</text:span><text:span text:style-name="T11">n </text:span><text:span text:style-name="T11">to </text:span><text:span text:style-name="T11">thi</text:span><text:span text:style-name="T11">nk </text:span><text:span text:style-name="T11">“r</text:span><text:span text:style-name="T11">ec</text:span><text:span text:style-name="T11">ur</text:span><text:span text:style-name="T11">siv</text:span><text:span text:style-name="T11">ely</text:span><text:span text:style-name="T11">”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" svg:font-family="" style:font-family-generic="roman"/>
    <style:font-face style:name="Arial1" svg:font-family="Arial" style:font-family-generic="swiss"/>
    <style:font-face style:name="FreeSans2" svg:font-family="FreeSans" style:font-family-generic="swiss"/>
    <style:font-face style:name="DejaVu Sans Mono" svg:font-family="'DejaVu Sans Mono'" style:font-family-generic="modern" style:font-pitch="fixed"/>
    <style:font-face style:name="Anaktoria" svg:font-family="Anaktoria" style:font-pitch="variable"/>
    <style:font-face style:name="Architects Daughter1" svg:font-family="'Architects Daughter'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0" draw:display-name="Bitmap 10" xlink:href="Pictures/1000020100000500000002D0F6C98956831C40C6.png" xlink:type="simple" xlink:show="embed" xlink:actuate="onLoad"/>
    <draw:fill-image draw:name="Bitmap_20_11" draw:display-name="Bitmap 11" xlink:href="Pictures/1000020100000500000002D0F6C98956831C40C6.png" xlink:type="simple" xlink:show="embed" xlink:actuate="onLoad"/>
    <draw:fill-image draw:name="Bitmap_20_7" draw:display-name="Bitmap 7" xlink:href="Pictures/1000020100000500000002D04339F9798330203D.png" xlink:type="simple" xlink:show="embed" xlink:actuate="onLoad"/>
    <draw:fill-image draw:name="Bitmap_20_8" draw:display-name="Bitmap 8" xlink:href="Pictures/1000020100000500000002D08BDAFB1A755DF7DB.png" xlink:type="simple" xlink:show="embed" xlink:actuate="onLoad"/>
    <draw:fill-image draw:name="Bitmap_20_9" draw:display-name="Bitmap 9" xlink:href="Pictures/1000020100000500000002D08BDAFB1A755DF7DB.png" xlink:type="simple" xlink:show="embed" xlink:actuate="onLoad"/>
    <draw:fill-image draw:name="background" xlink:href="Pictures/1000020100000500000002D0640FD83D3EC323C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center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top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1-24T21:48:10.226347925</dc:date>
    <meta:editing-duration>P1DT7H26M23S</meta:editing-duration>
    <meta:editing-cycles>1130</meta:editing-cycles>
    <meta:generator>LibreOffice/5.1.4.2$Linux_X86_64 LibreOffice_project/10m0$Build-2</meta:generator>
    <meta:document-statistic meta:object-count="224"/>
  </office:meta>
</office:document-meta>
</file>